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6177in" svg:height="4.5701in" svg:x="7.9134in" svg:y="4.5697in">
            <draw:object draw:notify-on-update-of-ranges="Sheet1.C33:Sheet1.C35 Sheet1.K32:Sheet1.K32 Sheet1.F33:Sheet1.F35 Sheet1.K36:Sheet1.K36 Sheet1.F43:Sheet1.F45 Sheet1.K33:Sheet1.K33 Sheet1.F36:Sheet1.F38 Sheet1.K37:Sheet1.K37 Sheet1.F46:Sheet1.F48 Sheet1.K34:Sheet1.K34 Sheet1.F39:Sheet1.F41 Sheet1.K38:Sheet1.K38 Sheet1.F49:Sheet1.F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number-columns-repeated="2" table:style-name="ce1" office:value-type="string" calcext:value-type="string">
            <text:p>data1</text:p>
          </table:table-cell>
          <table:table-cell table:number-columns-repeated="2" table:style-name="ce1" office:value-type="string" calcext:value-type="string">
            <text:p>data2</text:p>
          </table:table-cell>
          <table:table-cell table:number-columns-repeated="2" table:style-name="ce1" office:value-type="string" calcext:value-type="string">
            <text:p>data3</text:p>
          </table:table-cell>
          <table:table-cell/>
          <table:table-cell table:number-columns-repeated="2" table:style-name="ce1" office:value-type="string" calcext:value-type="string">
            <text:p>data1</text:p>
          </table:table-cell>
          <table:table-cell table:number-columns-repeated="2" table:style-name="ce1" office:value-type="string" calcext:value-type="string">
            <text:p>data2</text:p>
          </table:table-cell>
          <table:table-cell table:number-columns-repeated="2" table:style-name="ce1" office:value-type="string" calcext:value-type="string">
            <text:p>data3</text:p>
          </table:table-cell>
          <table:table-cell/>
          <table:table-cell table:number-columns-repeated="2" table:style-name="ce1" office:value-type="string" calcext:value-type="string">
            <text:p>data1</text:p>
          </table:table-cell>
          <table:table-cell table:number-columns-repeated="2" table:style-name="ce1" office:value-type="string" calcext:value-type="string">
            <text:p>data2</text:p>
          </table:table-cell>
          <table:table-cell table:number-columns-repeated="2" table:style-name="ce1" office:value-type="string" calcext:value-type="string">
            <text:p>data3</text:p>
          </table:table-cell>
        </table:table-row>
        <table:table-row table:style-name="ro1">
          <table:table-cell office:value-type="string" calcext:value-type="string">
            <text:p>#inserts</text:p>
          </table:table-cell>
          <table:table-cell office:value-type="string" calcext:value-type="string">
            <text:p>#finds</text:p>
          </table:table-cell>
          <table:table-cell office:value-type="string" calcext:value-type="string">
            <text:p>#numthreads</text:p>
          </table:table-cell>
          <table:table-cell table:number-columns-repeated="6" office:value-type="string" calcext:value-type="string">
            <text:p>timetaken</text:p>
          </table:table-cell>
          <table:table-cell office:value-type="string" calcext:value-type="string">
            <text:p>#numthreads</text:p>
          </table:table-cell>
          <table:table-cell table:number-columns-repeated="6" office:value-type="string" calcext:value-type="string">
            <text:p>timetaken</text:p>
          </table:table-cell>
          <table:table-cell office:value-type="string" calcext:value-type="string">
            <text:p>#numthreads</text:p>
          </table:table-cell>
          <table:table-cell table:number-columns-repeated="6" office:value-type="string" calcext:value-type="string">
            <text:p>timetaken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  <table:table-cell/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  <table:table-cell/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  <table:table-cell table:style-name="ce1" office:value-type="string" calcext:value-type="string">
            <text:p>ht+locks</text:p>
          </table:table-cell>
          <table:table-cell table:style-name="ce1" office:value-type="string" calcext:value-type="string">
            <text:p>ht+lockfree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0.00627338" calcext:value-type="float">
            <text:p>0.00627338</text:p>
          </table:table-cell>
          <table:table-cell office:value-type="float" office:value="0.000338955" calcext:value-type="float">
            <text:p>0.000338955</text:p>
          </table:table-cell>
          <table:table-cell office:value-type="float" office:value="0.000186827" calcext:value-type="float">
            <text:p>0.000186827</text:p>
          </table:table-cell>
          <table:table-cell office:value-type="float" office:value="0.000734629" calcext:value-type="float">
            <text:p>0.000734629</text:p>
          </table:table-cell>
          <table:table-cell office:value-type="float" office:value="0.00328679" calcext:value-type="float">
            <text:p>0.00328679</text:p>
          </table:table-cell>
          <table:table-cell office:value-type="float" office:value="0.000833546" calcext:value-type="float">
            <text:p>0.000833546</text:p>
          </table:table-cell>
          <table:table-cell office:value-type="float" office:value="8" calcext:value-type="float">
            <text:p>8</text:p>
          </table:table-cell>
          <table:table-cell office:value-type="float" office:value="0.00563166" calcext:value-type="float">
            <text:p>0.00563166</text:p>
          </table:table-cell>
          <table:table-cell office:value-type="float" office:value="0.000683402" calcext:value-type="float">
            <text:p>0.000683402</text:p>
          </table:table-cell>
          <table:table-cell office:value-type="float" office:value="0.00123982" calcext:value-type="float">
            <text:p>0.00123982</text:p>
          </table:table-cell>
          <table:table-cell office:value-type="float" office:value="0.000390242" calcext:value-type="float">
            <text:p>0.000390242</text:p>
          </table:table-cell>
          <table:table-cell office:value-type="float" office:value="0.00148754" calcext:value-type="float">
            <text:p>0.00148754</text:p>
          </table:table-cell>
          <table:table-cell office:value-type="float" office:value="0.00111396" calcext:value-type="float">
            <text:p>0.00111396</text:p>
          </table:table-cell>
          <table:table-cell office:value-type="float" office:value="12" calcext:value-type="float">
            <text:p>12</text:p>
          </table:table-cell>
          <table:table-cell office:value-type="float" office:value="0.00455006" calcext:value-type="float">
            <text:p>0.00455006</text:p>
          </table:table-cell>
          <table:table-cell office:value-type="float" office:value="0.000899361" calcext:value-type="float">
            <text:p>0.000899361</text:p>
          </table:table-cell>
          <table:table-cell office:value-type="float" office:value="0.00058506" calcext:value-type="float">
            <text:p>0.00058506</text:p>
          </table:table-cell>
          <table:table-cell office:value-type="float" office:value="0.000589165" calcext:value-type="float">
            <text:p>0.000589165</text:p>
          </table:table-cell>
          <table:table-cell office:value-type="float" office:value="0.00443791" calcext:value-type="float">
            <text:p>0.00443791</text:p>
          </table:table-cell>
          <table:table-cell office:value-type="float" office:value="0.000781854" calcext:value-type="float">
            <text:p>0.000781854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0.00740824" calcext:value-type="float">
            <text:p>0.00740824</text:p>
          </table:table-cell>
          <table:table-cell office:value-type="float" office:value="0.000294891" calcext:value-type="float">
            <text:p>0.000294891</text:p>
          </table:table-cell>
          <table:table-cell office:value-type="float" office:value="0.000895132" calcext:value-type="float">
            <text:p>0.000895132</text:p>
          </table:table-cell>
          <table:table-cell office:value-type="float" office:value="0.000310044" calcext:value-type="float">
            <text:p>0.000310044</text:p>
          </table:table-cell>
          <table:table-cell office:value-type="float" office:value="0.000616309" calcext:value-type="float">
            <text:p>0.000616309</text:p>
          </table:table-cell>
          <table:table-cell office:value-type="float" office:value="0.000918776" calcext:value-type="float">
            <text:p>0.000918776</text:p>
          </table:table-cell>
          <table:table-cell office:value-type="float" office:value="8" calcext:value-type="float">
            <text:p>8</text:p>
          </table:table-cell>
          <table:table-cell office:value-type="float" office:value="0.00550218" calcext:value-type="float">
            <text:p>0.00550218</text:p>
          </table:table-cell>
          <table:table-cell office:value-type="float" office:value="0.00067058" calcext:value-type="float">
            <text:p>0.00067058</text:p>
          </table:table-cell>
          <table:table-cell office:value-type="float" office:value="0.000760359" calcext:value-type="float">
            <text:p>0.000760359</text:p>
          </table:table-cell>
          <table:table-cell office:value-type="float" office:value="0.00031706" calcext:value-type="float">
            <text:p>0.00031706</text:p>
          </table:table-cell>
          <table:table-cell office:value-type="float" office:value="0.00185083" calcext:value-type="float">
            <text:p>0.00185083</text:p>
          </table:table-cell>
          <table:table-cell office:value-type="float" office:value="0.000889738" calcext:value-type="float">
            <text:p>0.000889738</text:p>
          </table:table-cell>
          <table:table-cell office:value-type="float" office:value="12" calcext:value-type="float">
            <text:p>12</text:p>
          </table:table-cell>
          <table:table-cell office:value-type="float" office:value="0.00410543" calcext:value-type="float">
            <text:p>0.00410543</text:p>
          </table:table-cell>
          <table:table-cell office:value-type="float" office:value="0.000331321" calcext:value-type="float">
            <text:p>0.000331321</text:p>
          </table:table-cell>
          <table:table-cell office:value-type="float" office:value="0.00089897" calcext:value-type="float">
            <text:p>0.00089897</text:p>
          </table:table-cell>
          <table:table-cell office:value-type="float" office:value="0.000788741" calcext:value-type="float">
            <text:p>0.000788741</text:p>
          </table:table-cell>
          <table:table-cell office:value-type="float" office:value="0.00139466" calcext:value-type="float">
            <text:p>0.00139466</text:p>
          </table:table-cell>
          <table:table-cell office:value-type="float" office:value="0.00098327" calcext:value-type="float">
            <text:p>0.00098327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0.00639831" calcext:value-type="float">
            <text:p>0.00639831</text:p>
          </table:table-cell>
          <table:table-cell office:value-type="float" office:value="0.000358325" calcext:value-type="float">
            <text:p>0.000358325</text:p>
          </table:table-cell>
          <table:table-cell office:value-type="float" office:value="0.000288585" calcext:value-type="float">
            <text:p>0.000288585</text:p>
          </table:table-cell>
          <table:table-cell office:value-type="float" office:value="0.000176524" calcext:value-type="float">
            <text:p>0.000176524</text:p>
          </table:table-cell>
          <table:table-cell office:value-type="float" office:value="0.000596392" calcext:value-type="float">
            <text:p>0.000596392</text:p>
          </table:table-cell>
          <table:table-cell office:value-type="float" office:value="0.000966651" calcext:value-type="float">
            <text:p>0.000966651</text:p>
          </table:table-cell>
          <table:table-cell office:value-type="float" office:value="8" calcext:value-type="float">
            <text:p>8</text:p>
          </table:table-cell>
          <table:table-cell office:value-type="float" office:value="0.00540317" calcext:value-type="float">
            <text:p>0.00540317</text:p>
          </table:table-cell>
          <table:table-cell office:value-type="float" office:value="0.000407043" calcext:value-type="float">
            <text:p>0.000407043</text:p>
          </table:table-cell>
          <table:table-cell office:value-type="float" office:value="0.00074232" calcext:value-type="float">
            <text:p>0.00074232</text:p>
          </table:table-cell>
          <table:table-cell office:value-type="float" office:value="0.000506663" calcext:value-type="float">
            <text:p>0.000506663</text:p>
          </table:table-cell>
          <table:table-cell office:value-type="float" office:value="0.00153488" calcext:value-type="float">
            <text:p>0.00153488</text:p>
          </table:table-cell>
          <table:table-cell office:value-type="float" office:value="0.00107338" calcext:value-type="float">
            <text:p>0.00107338</text:p>
          </table:table-cell>
          <table:table-cell office:value-type="float" office:value="12" calcext:value-type="float">
            <text:p>12</text:p>
          </table:table-cell>
          <table:table-cell office:value-type="float" office:value="0.00507462" calcext:value-type="float">
            <text:p>0.00507462</text:p>
          </table:table-cell>
          <table:table-cell office:value-type="float" office:value="0.000896987" calcext:value-type="float">
            <text:p>0.000896987</text:p>
          </table:table-cell>
          <table:table-cell office:value-type="float" office:value="0.00183925" calcext:value-type="float">
            <text:p>0.00183925</text:p>
          </table:table-cell>
          <table:table-cell office:value-type="float" office:value="0.00087793" calcext:value-type="float">
            <text:p>0.00087793</text:p>
          </table:table-cell>
          <table:table-cell office:value-type="float" office:value="0.00124317" calcext:value-type="float">
            <text:p>0.00124317</text:p>
          </table:table-cell>
          <table:table-cell office:value-type="float" office:value="0.000987432" calcext:value-type="float">
            <text:p>0.000987432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0.00635564" calcext:value-type="float">
            <text:p>0.00635564</text:p>
          </table:table-cell>
          <table:table-cell office:value-type="float" office:value="0.000215698" calcext:value-type="float">
            <text:p>0.000215698</text:p>
          </table:table-cell>
          <table:table-cell office:value-type="float" office:value="0.000465191" calcext:value-type="float">
            <text:p>0.000465191</text:p>
          </table:table-cell>
          <table:table-cell office:value-type="float" office:value="0.000220861" calcext:value-type="float">
            <text:p>0.000220861</text:p>
          </table:table-cell>
          <table:table-cell office:value-type="float" office:value="0.0036693" calcext:value-type="float">
            <text:p>0.0036693</text:p>
          </table:table-cell>
          <table:table-cell office:value-type="float" office:value="0.000733725" calcext:value-type="float">
            <text:p>0.000733725</text:p>
          </table:table-cell>
          <table:table-cell office:value-type="float" office:value="8" calcext:value-type="float">
            <text:p>8</text:p>
          </table:table-cell>
          <table:table-cell office:value-type="float" office:value="0.00473311" calcext:value-type="float">
            <text:p>0.00473311</text:p>
          </table:table-cell>
          <table:table-cell office:value-type="float" office:value="0.000614028" calcext:value-type="float">
            <text:p>0.000614028</text:p>
          </table:table-cell>
          <table:table-cell office:value-type="float" office:value="0.000537174" calcext:value-type="float">
            <text:p>0.000537174</text:p>
          </table:table-cell>
          <table:table-cell office:value-type="float" office:value="0.000374057" calcext:value-type="float">
            <text:p>0.000374057</text:p>
          </table:table-cell>
          <table:table-cell office:value-type="float" office:value="0.00167549" calcext:value-type="float">
            <text:p>0.00167549</text:p>
          </table:table-cell>
          <table:table-cell office:value-type="float" office:value="0.00108226" calcext:value-type="float">
            <text:p>0.00108226</text:p>
          </table:table-cell>
          <table:table-cell office:value-type="float" office:value="12" calcext:value-type="float">
            <text:p>12</text:p>
          </table:table-cell>
          <table:table-cell office:value-type="float" office:value="0.00494838" calcext:value-type="float">
            <text:p>0.00494838</text:p>
          </table:table-cell>
          <table:table-cell office:value-type="float" office:value="0.000797722" calcext:value-type="float">
            <text:p>0.000797722</text:p>
          </table:table-cell>
          <table:table-cell office:value-type="float" office:value="0.000396189" calcext:value-type="float">
            <text:p>0.000396189</text:p>
          </table:table-cell>
          <table:table-cell office:value-type="float" office:value="0.000569503" calcext:value-type="float">
            <text:p>0.000569503</text:p>
          </table:table-cell>
          <table:table-cell office:value-type="float" office:value="0.00124738" calcext:value-type="float">
            <text:p>0.00124738</text:p>
          </table:table-cell>
          <table:table-cell office:value-type="float" office:value="0.0012405" calcext:value-type="float">
            <text:p>0.0012405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0.00690981" calcext:value-type="float">
            <text:p>0.00690981</text:p>
          </table:table-cell>
          <table:table-cell office:value-type="float" office:value="0.000413671" calcext:value-type="float">
            <text:p>0.000413671</text:p>
          </table:table-cell>
          <table:table-cell office:value-type="float" office:value="0.000888918" calcext:value-type="float">
            <text:p>0.000888918</text:p>
          </table:table-cell>
          <table:table-cell office:value-type="float" office:value="0.000253125" calcext:value-type="float">
            <text:p>0.000253125</text:p>
          </table:table-cell>
          <table:table-cell office:value-type="float" office:value="0.00345997" calcext:value-type="float">
            <text:p>0.00345997</text:p>
          </table:table-cell>
          <table:table-cell office:value-type="float" office:value="0.000890757" calcext:value-type="float">
            <text:p>0.000890757</text:p>
          </table:table-cell>
          <table:table-cell office:value-type="float" office:value="8" calcext:value-type="float">
            <text:p>8</text:p>
          </table:table-cell>
          <table:table-cell office:value-type="float" office:value="0.00515768" calcext:value-type="float">
            <text:p>0.00515768</text:p>
          </table:table-cell>
          <table:table-cell office:value-type="float" office:value="0.000770786" calcext:value-type="float">
            <text:p>0.000770786</text:p>
          </table:table-cell>
          <table:table-cell office:value-type="float" office:value="0.000805825" calcext:value-type="float">
            <text:p>0.000805825</text:p>
          </table:table-cell>
          <table:table-cell office:value-type="float" office:value="0.000321716" calcext:value-type="float">
            <text:p>0.000321716</text:p>
          </table:table-cell>
          <table:table-cell office:value-type="float" office:value="0.00153072" calcext:value-type="float">
            <text:p>0.00153072</text:p>
          </table:table-cell>
          <table:table-cell office:value-type="float" office:value="0.00105075" calcext:value-type="float">
            <text:p>0.00105075</text:p>
          </table:table-cell>
          <table:table-cell office:value-type="float" office:value="12" calcext:value-type="float">
            <text:p>12</text:p>
          </table:table-cell>
          <table:table-cell office:value-type="float" office:value="0.00505511" calcext:value-type="float">
            <text:p>0.00505511</text:p>
          </table:table-cell>
          <table:table-cell office:value-type="float" office:value="0.000886543" calcext:value-type="float">
            <text:p>0.000886543</text:p>
          </table:table-cell>
          <table:table-cell office:value-type="float" office:value="0.000388847" calcext:value-type="float">
            <text:p>0.000388847</text:p>
          </table:table-cell>
          <table:table-cell office:value-type="float" office:value="0.000720863" calcext:value-type="float">
            <text:p>0.000720863</text:p>
          </table:table-cell>
          <table:table-cell office:value-type="float" office:value="0.00159387" calcext:value-type="float">
            <text:p>0.00159387</text:p>
          </table:table-cell>
          <table:table-cell office:value-type="float" office:value="0.000868944" calcext:value-type="float">
            <text:p>0.000868944</text:p>
          </table:table-cell>
        </table:table-row>
        <table:table-row table:style-name="ro1">
          <table:table-cell table:number-columns-repeated="3"/>
          <table:table-cell table:style-name="ce1" table:formula="of:=AVERAGE([.D6:.D10])" office:value-type="float" office:value="0.006669076" calcext:value-type="float">
            <text:p>0.006669076</text:p>
          </table:table-cell>
          <table:table-cell table:style-name="ce1" table:formula="of:=AVERAGE([.E6:.E10])" office:value-type="float" office:value="0.000324308" calcext:value-type="float">
            <text:p>0.000324308</text:p>
          </table:table-cell>
          <table:table-cell table:style-name="ce1" table:formula="of:=AVERAGE([.F6:.F10])" office:value-type="float" office:value="0.0005449306" calcext:value-type="float">
            <text:p>0.0005449306</text:p>
          </table:table-cell>
          <table:table-cell table:style-name="ce1" table:formula="of:=AVERAGE([.G6:.G10])" office:value-type="float" office:value="0.0003390366" calcext:value-type="float">
            <text:p>0.0003390366</text:p>
          </table:table-cell>
          <table:table-cell table:style-name="ce1" table:formula="of:=AVERAGE([.H6:.H10])" office:value-type="float" office:value="0.0023257522" calcext:value-type="float">
            <text:p>0.0023257522</text:p>
          </table:table-cell>
          <table:table-cell table:style-name="ce1" table:formula="of:=AVERAGE([.I6:.I10])" office:value-type="float" office:value="0.000868691" calcext:value-type="float">
            <text:p>0.000868691</text:p>
          </table:table-cell>
          <table:table-cell/>
          <table:table-cell table:style-name="ce1" table:formula="of:=AVERAGE([.K6:.K10])" office:value-type="float" office:value="0.00528556" calcext:value-type="float">
            <text:p>0.00528556</text:p>
          </table:table-cell>
          <table:table-cell table:style-name="ce1" table:formula="of:=AVERAGE([.L6:.L10])" office:value-type="float" office:value="0.0006291678" calcext:value-type="float">
            <text:p>0.0006291678</text:p>
          </table:table-cell>
          <table:table-cell table:style-name="ce1" table:formula="of:=AVERAGE([.M6:.M10])" office:value-type="float" office:value="0.0008170996" calcext:value-type="float">
            <text:p>0.0008170996</text:p>
          </table:table-cell>
          <table:table-cell table:style-name="ce1" table:formula="of:=AVERAGE([.N6:.N10])" office:value-type="float" office:value="0.0003819476" calcext:value-type="float">
            <text:p>0.0003819476</text:p>
          </table:table-cell>
          <table:table-cell table:style-name="ce1" table:formula="of:=AVERAGE([.O6:.O10])" office:value-type="float" office:value="0.001615892" calcext:value-type="float">
            <text:p>0.001615892</text:p>
          </table:table-cell>
          <table:table-cell table:style-name="ce1" table:formula="of:=AVERAGE([.P6:.P10])" office:value-type="float" office:value="0.0010420176" calcext:value-type="float">
            <text:p>0.0010420176</text:p>
          </table:table-cell>
          <table:table-cell/>
          <table:table-cell table:style-name="ce1" table:formula="of:=AVERAGE([.R6:.R10])" office:value-type="float" office:value="0.00474672" calcext:value-type="float">
            <text:p>0.00474672</text:p>
          </table:table-cell>
          <table:table-cell table:style-name="ce1" table:formula="of:=AVERAGE([.S6:.S10])" office:value-type="float" office:value="0.0007623868" calcext:value-type="float">
            <text:p>0.0007623868</text:p>
          </table:table-cell>
          <table:table-cell table:style-name="ce1" table:formula="of:=AVERAGE([.T6:.T10])" office:value-type="float" office:value="0.0008216632" calcext:value-type="float">
            <text:p>0.0008216632</text:p>
          </table:table-cell>
          <table:table-cell table:style-name="ce1" table:formula="of:=AVERAGE([.U6:.U10])" office:value-type="float" office:value="0.0007092404" calcext:value-type="float">
            <text:p>0.0007092404</text:p>
          </table:table-cell>
          <table:table-cell table:style-name="ce1" table:formula="of:=AVERAGE([.V6:.V10])" office:value-type="float" office:value="0.001983398" calcext:value-type="float">
            <text:p>0.001983398</text:p>
          </table:table-cell>
          <table:table-cell table:style-name="ce1" table:formula="of:=AVERAGE([.W6:.W10])" office:value-type="float" office:value="0.0009724" calcext:value-type="float">
            <text:p>0.0009724</text:p>
          </table:table-cell>
        </table:table-row>
        <table:table-row table:style-name="ro1">
          <table:table-cell table:number-columns-repeated="2"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0.0652041" calcext:value-type="float">
            <text:p>0.0652041</text:p>
          </table:table-cell>
          <table:table-cell office:value-type="float" office:value="0.000633563" calcext:value-type="float">
            <text:p>0.000633563</text:p>
          </table:table-cell>
          <table:table-cell office:value-type="float" office:value="0.000739027" calcext:value-type="float">
            <text:p>0.000739027</text:p>
          </table:table-cell>
          <table:table-cell office:value-type="float" office:value="0.000887133" calcext:value-type="float">
            <text:p>0.000887133</text:p>
          </table:table-cell>
          <table:table-cell office:value-type="float" office:value="0.00355485" calcext:value-type="float">
            <text:p>0.00355485</text:p>
          </table:table-cell>
          <table:table-cell office:value-type="float" office:value="0.00373637" calcext:value-type="float">
            <text:p>0.00373637</text:p>
          </table:table-cell>
          <table:table-cell office:value-type="float" office:value="8" calcext:value-type="float">
            <text:p>8</text:p>
          </table:table-cell>
          <table:table-cell office:value-type="float" office:value="0.051335" calcext:value-type="float">
            <text:p>0.051335</text:p>
          </table:table-cell>
          <table:table-cell office:value-type="float" office:value="0.000854972" calcext:value-type="float">
            <text:p>0.000854972</text:p>
          </table:table-cell>
          <table:table-cell office:value-type="float" office:value="0.0010769" calcext:value-type="float">
            <text:p>0.0010769</text:p>
          </table:table-cell>
          <table:table-cell office:value-type="float" office:value="0.000826662" calcext:value-type="float">
            <text:p>0.000826662</text:p>
          </table:table-cell>
          <table:table-cell office:value-type="float" office:value="0.00400288" calcext:value-type="float">
            <text:p>0.00400288</text:p>
          </table:table-cell>
          <table:table-cell office:value-type="float" office:value="0.00323719" calcext:value-type="float">
            <text:p>0.00323719</text:p>
          </table:table-cell>
          <table:table-cell office:value-type="float" office:value="12" calcext:value-type="float">
            <text:p>12</text:p>
          </table:table-cell>
          <table:table-cell office:value-type="float" office:value="0.0383149" calcext:value-type="float">
            <text:p>0.0383149</text:p>
          </table:table-cell>
          <table:table-cell office:value-type="float" office:value="0.000919743" calcext:value-type="float">
            <text:p>0.000919743</text:p>
          </table:table-cell>
          <table:table-cell office:value-type="float" office:value="0.000879417" calcext:value-type="float">
            <text:p>0.000879417</text:p>
          </table:table-cell>
          <table:table-cell office:value-type="float" office:value="0.000829705" calcext:value-type="float">
            <text:p>0.000829705</text:p>
          </table:table-cell>
          <table:table-cell office:value-type="float" office:value="0.00432994" calcext:value-type="float">
            <text:p>0.00432994</text:p>
          </table:table-cell>
          <table:table-cell office:value-type="float" office:value="0.00266694" calcext:value-type="float">
            <text:p>0.00266694</text:p>
          </table:table-cell>
        </table:table-row>
        <table:table-row table:style-name="ro1">
          <table:table-cell table:number-columns-repeated="2"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0.0628132" calcext:value-type="float">
            <text:p>0.0628132</text:p>
          </table:table-cell>
          <table:table-cell office:value-type="float" office:value="0.000836826" calcext:value-type="float">
            <text:p>0.000836826</text:p>
          </table:table-cell>
          <table:table-cell office:value-type="float" office:value="0.000786854" calcext:value-type="float">
            <text:p>0.000786854</text:p>
          </table:table-cell>
          <table:table-cell office:value-type="float" office:value="0.000805968" calcext:value-type="float">
            <text:p>0.000805968</text:p>
          </table:table-cell>
          <table:table-cell office:value-type="float" office:value="0.00355485" calcext:value-type="float">
            <text:p>0.00355485</text:p>
          </table:table-cell>
          <table:table-cell office:value-type="float" office:value="0.00291715" calcext:value-type="float">
            <text:p>0.00291715</text:p>
          </table:table-cell>
          <table:table-cell office:value-type="float" office:value="8" calcext:value-type="float">
            <text:p>8</text:p>
          </table:table-cell>
          <table:table-cell office:value-type="float" office:value="0.0497706" calcext:value-type="float">
            <text:p>0.0497706</text:p>
          </table:table-cell>
          <table:table-cell office:value-type="float" office:value="0.000738288" calcext:value-type="float">
            <text:p>0.000738288</text:p>
          </table:table-cell>
          <table:table-cell office:value-type="float" office:value="0.0010639" calcext:value-type="float">
            <text:p>0.0010639</text:p>
          </table:table-cell>
          <table:table-cell office:value-type="float" office:value="0.000759732" calcext:value-type="float">
            <text:p>0.000759732</text:p>
          </table:table-cell>
          <table:table-cell office:value-type="float" office:value="0.00425146" calcext:value-type="float">
            <text:p>0.00425146</text:p>
          </table:table-cell>
          <table:table-cell office:value-type="float" office:value="0.00341362" calcext:value-type="float">
            <text:p>0.00341362</text:p>
          </table:table-cell>
          <table:table-cell office:value-type="float" office:value="12" calcext:value-type="float">
            <text:p>12</text:p>
          </table:table-cell>
          <table:table-cell office:value-type="float" office:value="0.0412352" calcext:value-type="float">
            <text:p>0.0412352</text:p>
          </table:table-cell>
          <table:table-cell office:value-type="float" office:value="0.000923313" calcext:value-type="float">
            <text:p>0.000923313</text:p>
          </table:table-cell>
          <table:table-cell office:value-type="float" office:value="0.000902495" calcext:value-type="float">
            <text:p>0.000902495</text:p>
          </table:table-cell>
          <table:table-cell office:value-type="float" office:value="0.000769274" calcext:value-type="float">
            <text:p>0.000769274</text:p>
          </table:table-cell>
          <table:table-cell office:value-type="float" office:value="0.00456167" calcext:value-type="float">
            <text:p>0.00456167</text:p>
          </table:table-cell>
          <table:table-cell office:value-type="float" office:value="0.00369792" calcext:value-type="float">
            <text:p>0.00369792</text:p>
          </table:table-cell>
        </table:table-row>
        <table:table-row table:style-name="ro1">
          <table:table-cell table:number-columns-repeated="2"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0.0590035" calcext:value-type="float">
            <text:p>0.0590035</text:p>
          </table:table-cell>
          <table:table-cell office:value-type="float" office:value="0.000924819" calcext:value-type="float">
            <text:p>0.000924819</text:p>
          </table:table-cell>
          <table:table-cell office:value-type="float" office:value="0.000718795" calcext:value-type="float">
            <text:p>0.000718795</text:p>
          </table:table-cell>
          <table:table-cell office:value-type="float" office:value="0.000826251" calcext:value-type="float">
            <text:p>0.000826251</text:p>
          </table:table-cell>
          <table:table-cell office:value-type="float" office:value="0.00355485" calcext:value-type="float">
            <text:p>0.00355485</text:p>
          </table:table-cell>
          <table:table-cell office:value-type="float" office:value="0.00241845" calcext:value-type="float">
            <text:p>0.00241845</text:p>
          </table:table-cell>
          <table:table-cell office:value-type="float" office:value="8" calcext:value-type="float">
            <text:p>8</text:p>
          </table:table-cell>
          <table:table-cell office:value-type="float" office:value="0.0534311" calcext:value-type="float">
            <text:p>0.0534311</text:p>
          </table:table-cell>
          <table:table-cell office:value-type="float" office:value="0.000961181" calcext:value-type="float">
            <text:p>0.000961181</text:p>
          </table:table-cell>
          <table:table-cell office:value-type="float" office:value="0.000779647" calcext:value-type="float">
            <text:p>0.000779647</text:p>
          </table:table-cell>
          <table:table-cell office:value-type="float" office:value="0.000846772" calcext:value-type="float">
            <text:p>0.000846772</text:p>
          </table:table-cell>
          <table:table-cell office:value-type="float" office:value="0.00427318" calcext:value-type="float">
            <text:p>0.00427318</text:p>
          </table:table-cell>
          <table:table-cell office:value-type="float" office:value="0.0032252" calcext:value-type="float">
            <text:p>0.0032252</text:p>
          </table:table-cell>
          <table:table-cell office:value-type="float" office:value="12" calcext:value-type="float">
            <text:p>12</text:p>
          </table:table-cell>
          <table:table-cell office:value-type="float" office:value="0.0398509" calcext:value-type="float">
            <text:p>0.0398509</text:p>
          </table:table-cell>
          <table:table-cell office:value-type="float" office:value="0.00110706" calcext:value-type="float">
            <text:p>0.00110706</text:p>
          </table:table-cell>
          <table:table-cell office:value-type="float" office:value="0.000833159" calcext:value-type="float">
            <text:p>0.000833159</text:p>
          </table:table-cell>
          <table:table-cell office:value-type="float" office:value="0.000758359" calcext:value-type="float">
            <text:p>0.000758359</text:p>
          </table:table-cell>
          <table:table-cell office:value-type="float" office:value="0.00340922" calcext:value-type="float">
            <text:p>0.00340922</text:p>
          </table:table-cell>
          <table:table-cell office:value-type="float" office:value="0.00396672" calcext:value-type="float">
            <text:p>0.00396672</text:p>
          </table:table-cell>
        </table:table-row>
        <table:table-row table:style-name="ro1">
          <table:table-cell table:number-columns-repeated="2"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0.0595237" calcext:value-type="float">
            <text:p>0.0595237</text:p>
          </table:table-cell>
          <table:table-cell office:value-type="float" office:value="0.000884293" calcext:value-type="float">
            <text:p>0.000884293</text:p>
          </table:table-cell>
          <table:table-cell office:value-type="float" office:value="0.00100458" calcext:value-type="float">
            <text:p>0.00100458</text:p>
          </table:table-cell>
          <table:table-cell office:value-type="float" office:value="0.000706299" calcext:value-type="float">
            <text:p>0.000706299</text:p>
          </table:table-cell>
          <table:table-cell office:value-type="float" office:value="0.00337289" calcext:value-type="float">
            <text:p>0.00337289</text:p>
          </table:table-cell>
          <table:table-cell office:value-type="float" office:value="0.00287029" calcext:value-type="float">
            <text:p>0.00287029</text:p>
          </table:table-cell>
          <table:table-cell office:value-type="float" office:value="8" calcext:value-type="float">
            <text:p>8</text:p>
          </table:table-cell>
          <table:table-cell office:value-type="float" office:value="0.052369" calcext:value-type="float">
            <text:p>0.052369</text:p>
          </table:table-cell>
          <table:table-cell office:value-type="float" office:value="0.000622895" calcext:value-type="float">
            <text:p>0.000622895</text:p>
          </table:table-cell>
          <table:table-cell office:value-type="float" office:value="0.00103218" calcext:value-type="float">
            <text:p>0.00103218</text:p>
          </table:table-cell>
          <table:table-cell office:value-type="float" office:value="0.000700464" calcext:value-type="float">
            <text:p>0.000700464</text:p>
          </table:table-cell>
          <table:table-cell office:value-type="float" office:value="0.00373792" calcext:value-type="float">
            <text:p>0.00373792</text:p>
          </table:table-cell>
          <table:table-cell office:value-type="float" office:value="0.0027131" calcext:value-type="float">
            <text:p>0.0027131</text:p>
          </table:table-cell>
          <table:table-cell office:value-type="float" office:value="12" calcext:value-type="float">
            <text:p>12</text:p>
          </table:table-cell>
          <table:table-cell office:value-type="float" office:value="0.0387546" calcext:value-type="float">
            <text:p>0.0387546</text:p>
          </table:table-cell>
          <table:table-cell office:value-type="float" office:value="0.000972218" calcext:value-type="float">
            <text:p>0.000972218</text:p>
          </table:table-cell>
          <table:table-cell office:value-type="float" office:value="0.00152444" calcext:value-type="float">
            <text:p>0.00152444</text:p>
          </table:table-cell>
          <table:table-cell office:value-type="float" office:value="0.000720378" calcext:value-type="float">
            <text:p>0.000720378</text:p>
          </table:table-cell>
          <table:table-cell office:value-type="float" office:value="0.00451118" calcext:value-type="float">
            <text:p>0.00451118</text:p>
          </table:table-cell>
          <table:table-cell office:value-type="float" office:value="0.00334646" calcext:value-type="float">
            <text:p>0.00334646</text:p>
          </table:table-cell>
        </table:table-row>
        <table:table-row table:style-name="ro1">
          <table:table-cell table:number-columns-repeated="2"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0.0614252" calcext:value-type="float">
            <text:p>0.0614252</text:p>
          </table:table-cell>
          <table:table-cell office:value-type="float" office:value="0.00094201" calcext:value-type="float">
            <text:p>0.00094201</text:p>
          </table:table-cell>
          <table:table-cell office:value-type="float" office:value="0.000717977" calcext:value-type="float">
            <text:p>0.000717977</text:p>
          </table:table-cell>
          <table:table-cell office:value-type="float" office:value="0.000697219" calcext:value-type="float">
            <text:p>0.000697219</text:p>
          </table:table-cell>
          <table:table-cell office:value-type="float" office:value="0.00384637" calcext:value-type="float">
            <text:p>0.00384637</text:p>
          </table:table-cell>
          <table:table-cell office:value-type="float" office:value="0.00332765" calcext:value-type="float">
            <text:p>0.00332765</text:p>
          </table:table-cell>
          <table:table-cell office:value-type="float" office:value="8" calcext:value-type="float">
            <text:p>8</text:p>
          </table:table-cell>
          <table:table-cell office:value-type="float" office:value="0.0535032" calcext:value-type="float">
            <text:p>0.0535032</text:p>
          </table:table-cell>
          <table:table-cell office:value-type="float" office:value="0.000843071" calcext:value-type="float">
            <text:p>0.000843071</text:p>
          </table:table-cell>
          <table:table-cell office:value-type="float" office:value="0.000800023" calcext:value-type="float">
            <text:p>0.000800023</text:p>
          </table:table-cell>
          <table:table-cell office:value-type="float" office:value="0.000671837" calcext:value-type="float">
            <text:p>0.000671837</text:p>
          </table:table-cell>
          <table:table-cell office:value-type="float" office:value="0.00403634" calcext:value-type="float">
            <text:p>0.00403634</text:p>
          </table:table-cell>
          <table:table-cell office:value-type="float" office:value="0.00281067" calcext:value-type="float">
            <text:p>0.00281067</text:p>
          </table:table-cell>
          <table:table-cell office:value-type="float" office:value="12" calcext:value-type="float">
            <text:p>12</text:p>
          </table:table-cell>
          <table:table-cell office:value-type="float" office:value="0.0404615" calcext:value-type="float">
            <text:p>0.0404615</text:p>
          </table:table-cell>
          <table:table-cell office:value-type="float" office:value="0.000811796" calcext:value-type="float">
            <text:p>0.000811796</text:p>
          </table:table-cell>
          <table:table-cell office:value-type="float" office:value="0.000778936" calcext:value-type="float">
            <text:p>0.000778936</text:p>
          </table:table-cell>
          <table:table-cell office:value-type="float" office:value="0.000766504" calcext:value-type="float">
            <text:p>0.000766504</text:p>
          </table:table-cell>
          <table:table-cell office:value-type="float" office:value="0.00321094" calcext:value-type="float">
            <text:p>0.00321094</text:p>
          </table:table-cell>
          <table:table-cell office:value-type="float" office:value="0.00376741" calcext:value-type="float">
            <text:p>0.00376741</text:p>
          </table:table-cell>
        </table:table-row>
        <table:table-row table:style-name="ro1">
          <table:table-cell table:number-columns-repeated="3"/>
          <table:table-cell table:style-name="ce1" table:formula="of:=AVERAGE([.D12:.D16])" office:value-type="float" office:value="0.06159394" calcext:value-type="float">
            <text:p>0.06159394</text:p>
          </table:table-cell>
          <table:table-cell table:style-name="ce1" table:formula="of:=AVERAGE([.E12:.E16])" office:value-type="float" office:value="0.0008443022" calcext:value-type="float">
            <text:p>0.0008443022</text:p>
          </table:table-cell>
          <table:table-cell table:formula="of:=AVERAGE([.F12:.F16])" office:value-type="float" office:value="0.0007934466" calcext:value-type="float">
            <text:p>0.0007934466</text:p>
          </table:table-cell>
          <table:table-cell table:formula="of:=AVERAGE([.G12:.G16])" office:value-type="float" office:value="0.000784574" calcext:value-type="float">
            <text:p>0.000784574</text:p>
          </table:table-cell>
          <table:table-cell table:formula="of:=AVERAGE([.H12:.H16])" office:value-type="float" office:value="0.003576762" calcext:value-type="float">
            <text:p>0.003576762</text:p>
          </table:table-cell>
          <table:table-cell table:formula="of:=AVERAGE([.I12:.I16])" office:value-type="float" office:value="0.003053982" calcext:value-type="float">
            <text:p>0.003053982</text:p>
          </table:table-cell>
          <table:table-cell/>
          <table:table-cell table:style-name="ce1" table:formula="of:=AVERAGE([.K12:.K16])" office:value-type="float" office:value="0.05208178" calcext:value-type="float">
            <text:p>0.05208178</text:p>
          </table:table-cell>
          <table:table-cell table:style-name="ce1" table:formula="of:=AVERAGE([.L12:.L16])" office:value-type="float" office:value="0.0008040814" calcext:value-type="float">
            <text:p>0.0008040814</text:p>
          </table:table-cell>
          <table:table-cell table:style-name="ce1" table:formula="of:=AVERAGE([.M12:.M16])" office:value-type="float" office:value="0.00095053" calcext:value-type="float">
            <text:p>0.00095053</text:p>
          </table:table-cell>
          <table:table-cell table:style-name="ce1" table:formula="of:=AVERAGE([.N12:.N16])" office:value-type="float" office:value="0.0007610934" calcext:value-type="float">
            <text:p>0.0007610934</text:p>
          </table:table-cell>
          <table:table-cell table:style-name="ce1" table:formula="of:=AVERAGE([.O12:.O16])" office:value-type="float" office:value="0.004060356" calcext:value-type="float">
            <text:p>0.004060356</text:p>
          </table:table-cell>
          <table:table-cell table:style-name="ce1" table:formula="of:=AVERAGE([.P12:.P16])" office:value-type="float" office:value="0.003079956" calcext:value-type="float">
            <text:p>0.003079956</text:p>
          </table:table-cell>
          <table:table-cell/>
          <table:table-cell table:style-name="ce1" table:formula="of:=AVERAGE([.R12:.R16])" office:value-type="float" office:value="0.03972342" calcext:value-type="float">
            <text:p>0.03972342</text:p>
          </table:table-cell>
          <table:table-cell table:style-name="ce1" table:formula="of:=AVERAGE([.S12:.S16])" office:value-type="float" office:value="0.000946826" calcext:value-type="float">
            <text:p>0.000946826</text:p>
          </table:table-cell>
          <table:table-cell table:style-name="ce1" table:formula="of:=AVERAGE([.T12:.T16])" office:value-type="float" office:value="0.0009836894" calcext:value-type="float">
            <text:p>0.0009836894</text:p>
          </table:table-cell>
          <table:table-cell table:style-name="ce1" table:formula="of:=AVERAGE([.U12:.U16])" office:value-type="float" office:value="0.000768844" calcext:value-type="float">
            <text:p>0.000768844</text:p>
          </table:table-cell>
          <table:table-cell table:style-name="ce1" table:formula="of:=AVERAGE([.V12:.V16])" office:value-type="float" office:value="0.00400459" calcext:value-type="float">
            <text:p>0.00400459</text:p>
          </table:table-cell>
          <table:table-cell table:style-name="ce1" table:formula="of:=AVERAGE([.W12:.W16])" office:value-type="float" office:value="0.00348909" calcext:value-type="float">
            <text:p>0.00348909</text:p>
          </table:table-cell>
        </table:table-row>
        <table:table-row table:style-name="ro1">
          <table:table-cell table:number-columns-repeated="2"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office:value-type="float" office:value="0.351532" calcext:value-type="float">
            <text:p>0.351532</text:p>
          </table:table-cell>
          <table:table-cell office:value-type="float" office:value="0.0020998" calcext:value-type="float">
            <text:p>0.0020998</text:p>
          </table:table-cell>
          <table:table-cell office:value-type="float" office:value="0.552855" calcext:value-type="float">
            <text:p>0.552855</text:p>
          </table:table-cell>
          <table:table-cell office:value-type="float" office:value="0.00196697" calcext:value-type="float">
            <text:p>0.00196697</text:p>
          </table:table-cell>
          <table:table-cell office:value-type="float" office:value="0.37464" calcext:value-type="float">
            <text:p>0.37464</text:p>
          </table:table-cell>
          <table:table-cell office:value-type="float" office:value="0.00708681" calcext:value-type="float">
            <text:p>0.00708681</text:p>
          </table:table-cell>
          <table:table-cell office:value-type="float" office:value="8" calcext:value-type="float">
            <text:p>8</text:p>
          </table:table-cell>
          <table:table-cell office:value-type="float" office:value="0.27141" calcext:value-type="float">
            <text:p>0.27141</text:p>
          </table:table-cell>
          <table:table-cell office:value-type="float" office:value="0.00173347" calcext:value-type="float">
            <text:p>0.00173347</text:p>
          </table:table-cell>
          <table:table-cell office:value-type="float" office:value="0.481118" calcext:value-type="float">
            <text:p>0.481118</text:p>
          </table:table-cell>
          <table:table-cell office:value-type="float" office:value="0.00158745" calcext:value-type="float">
            <text:p>0.00158745</text:p>
          </table:table-cell>
          <table:table-cell office:value-type="float" office:value="0.321244" calcext:value-type="float">
            <text:p>0.321244</text:p>
          </table:table-cell>
          <table:table-cell office:value-type="float" office:value="0.00659977" calcext:value-type="float">
            <text:p>0.00659977</text:p>
          </table:table-cell>
          <table:table-cell office:value-type="float" office:value="12" calcext:value-type="float">
            <text:p>12</text:p>
          </table:table-cell>
          <table:table-cell office:value-type="float" office:value="0.194147" calcext:value-type="float">
            <text:p>0.194147</text:p>
          </table:table-cell>
          <table:table-cell office:value-type="float" office:value="0.00127315" calcext:value-type="float">
            <text:p>0.00127315</text:p>
          </table:table-cell>
          <table:table-cell office:value-type="float" office:value="0.332356" calcext:value-type="float">
            <text:p>0.332356</text:p>
          </table:table-cell>
          <table:table-cell office:value-type="float" office:value="0.00135765" calcext:value-type="float">
            <text:p>0.00135765</text:p>
          </table:table-cell>
          <table:table-cell office:value-type="float" office:value="0.254704" calcext:value-type="float">
            <text:p>0.254704</text:p>
          </table:table-cell>
          <table:table-cell office:value-type="float" office:value="0.00624022" calcext:value-type="float">
            <text:p>0.00624022</text:p>
          </table:table-cell>
        </table:table-row>
        <table:table-row table:style-name="ro1">
          <table:table-cell table:number-columns-repeated="2"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office:value-type="float" office:value="0.339979" calcext:value-type="float">
            <text:p>0.339979</text:p>
          </table:table-cell>
          <table:table-cell office:value-type="float" office:value="0.00203657" calcext:value-type="float">
            <text:p>0.00203657</text:p>
          </table:table-cell>
          <table:table-cell office:value-type="float" office:value="0.551436" calcext:value-type="float">
            <text:p>0.551436</text:p>
          </table:table-cell>
          <table:table-cell office:value-type="float" office:value="0.00208054" calcext:value-type="float">
            <text:p>0.00208054</text:p>
          </table:table-cell>
          <table:table-cell office:value-type="float" office:value="0.365961" calcext:value-type="float">
            <text:p>0.365961</text:p>
          </table:table-cell>
          <table:table-cell office:value-type="float" office:value="0.00746719" calcext:value-type="float">
            <text:p>0.00746719</text:p>
          </table:table-cell>
          <table:table-cell office:value-type="float" office:value="8" calcext:value-type="float">
            <text:p>8</text:p>
          </table:table-cell>
          <table:table-cell office:value-type="float" office:value="0.287708" calcext:value-type="float">
            <text:p>0.287708</text:p>
          </table:table-cell>
          <table:table-cell office:value-type="float" office:value="0.000993401" calcext:value-type="float">
            <text:p>0.000993401</text:p>
          </table:table-cell>
          <table:table-cell office:value-type="float" office:value="0.479295" calcext:value-type="float">
            <text:p>0.479295</text:p>
          </table:table-cell>
          <table:table-cell office:value-type="float" office:value="0.00169346" calcext:value-type="float">
            <text:p>0.00169346</text:p>
          </table:table-cell>
          <table:table-cell office:value-type="float" office:value="0.331682" calcext:value-type="float">
            <text:p>0.331682</text:p>
          </table:table-cell>
          <table:table-cell office:value-type="float" office:value="0.00655939" calcext:value-type="float">
            <text:p>0.00655939</text:p>
          </table:table-cell>
          <table:table-cell office:value-type="float" office:value="12" calcext:value-type="float">
            <text:p>12</text:p>
          </table:table-cell>
          <table:table-cell office:value-type="float" office:value="0.231612" calcext:value-type="float">
            <text:p>0.231612</text:p>
          </table:table-cell>
          <table:table-cell office:value-type="float" office:value="0.00113363" calcext:value-type="float">
            <text:p>0.00113363</text:p>
          </table:table-cell>
          <table:table-cell office:value-type="float" office:value="0.333109" calcext:value-type="float">
            <text:p>0.333109</text:p>
          </table:table-cell>
          <table:table-cell office:value-type="float" office:value="0.000995084" calcext:value-type="float">
            <text:p>0.000995084</text:p>
          </table:table-cell>
          <table:table-cell office:value-type="float" office:value="0.255122" calcext:value-type="float">
            <text:p>0.255122</text:p>
          </table:table-cell>
          <table:table-cell office:value-type="float" office:value="0.00751467" calcext:value-type="float">
            <text:p>0.00751467</text:p>
          </table:table-cell>
        </table:table-row>
        <table:table-row table:style-name="ro1">
          <table:table-cell table:number-columns-repeated="2"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office:value-type="float" office:value="0.346422" calcext:value-type="float">
            <text:p>0.346422</text:p>
          </table:table-cell>
          <table:table-cell office:value-type="float" office:value="0.0020464" calcext:value-type="float">
            <text:p>0.0020464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00148164" calcext:value-type="float">
            <text:p>0.00148164</text:p>
          </table:table-cell>
          <table:table-cell office:value-type="float" office:value="0.360211" calcext:value-type="float">
            <text:p>0.360211</text:p>
          </table:table-cell>
          <table:table-cell office:value-type="float" office:value="0.00902316" calcext:value-type="float">
            <text:p>0.00902316</text:p>
          </table:table-cell>
          <table:table-cell office:value-type="float" office:value="8" calcext:value-type="float">
            <text:p>8</text:p>
          </table:table-cell>
          <table:table-cell office:value-type="float" office:value="0.292422" calcext:value-type="float">
            <text:p>0.292422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478599" calcext:value-type="float">
            <text:p>0.478599</text:p>
          </table:table-cell>
          <table:table-cell office:value-type="float" office:value="0.00177687" calcext:value-type="float">
            <text:p>0.00177687</text:p>
          </table:table-cell>
          <table:table-cell office:value-type="float" office:value="0.362709" calcext:value-type="float">
            <text:p>0.362709</text:p>
          </table:table-cell>
          <table:table-cell office:value-type="float" office:value="0.0081052" calcext:value-type="float">
            <text:p>0.0081052</text:p>
          </table:table-cell>
          <table:table-cell office:value-type="float" office:value="12" calcext:value-type="float">
            <text:p>12</text:p>
          </table:table-cell>
          <table:table-cell office:value-type="float" office:value="0.23213" calcext:value-type="float">
            <text:p>0.23213</text:p>
          </table:table-cell>
          <table:table-cell office:value-type="float" office:value="0.00130196" calcext:value-type="float">
            <text:p>0.00130196</text:p>
          </table:table-cell>
          <table:table-cell office:value-type="float" office:value="0.257962" calcext:value-type="float">
            <text:p>0.257962</text:p>
          </table:table-cell>
          <table:table-cell office:value-type="float" office:value="0.00143903" calcext:value-type="float">
            <text:p>0.00143903</text:p>
          </table:table-cell>
          <table:table-cell office:value-type="float" office:value="0.349855" calcext:value-type="float">
            <text:p>0.349855</text:p>
          </table:table-cell>
          <table:table-cell office:value-type="float" office:value="0.0082021" calcext:value-type="float">
            <text:p>0.0082021</text:p>
          </table:table-cell>
        </table:table-row>
        <table:table-row table:style-name="ro1">
          <table:table-cell table:number-columns-repeated="2"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office:value-type="float" office:value="0.329935" calcext:value-type="float">
            <text:p>0.329935</text:p>
          </table:table-cell>
          <table:table-cell office:value-type="float" office:value="0.00234637" calcext:value-type="float">
            <text:p>0.00234637</text:p>
          </table:table-cell>
          <table:table-cell office:value-type="float" office:value="0.551345" calcext:value-type="float">
            <text:p>0.551345</text:p>
          </table:table-cell>
          <table:table-cell office:value-type="float" office:value="0.00183016" calcext:value-type="float">
            <text:p>0.00183016</text:p>
          </table:table-cell>
          <table:table-cell office:value-type="float" office:value="0.355609" calcext:value-type="float">
            <text:p>0.355609</text:p>
          </table:table-cell>
          <table:table-cell office:value-type="float" office:value="0.00740195" calcext:value-type="float">
            <text:p>0.00740195</text:p>
          </table:table-cell>
          <table:table-cell office:value-type="float" office:value="8" calcext:value-type="float">
            <text:p>8</text:p>
          </table:table-cell>
          <table:table-cell office:value-type="float" office:value="0.330796" calcext:value-type="float">
            <text:p>0.330796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0.488656" calcext:value-type="float">
            <text:p>0.488656</text:p>
          </table:table-cell>
          <table:table-cell office:value-type="float" office:value="0.00161312" calcext:value-type="float">
            <text:p>0.00161312</text:p>
          </table:table-cell>
          <table:table-cell office:value-type="float" office:value="0.335421" calcext:value-type="float">
            <text:p>0.335421</text:p>
          </table:table-cell>
          <table:table-cell office:value-type="float" office:value="0.00537691" calcext:value-type="float">
            <text:p>0.00537691</text:p>
          </table:table-cell>
          <table:table-cell office:value-type="float" office:value="12" calcext:value-type="float">
            <text:p>12</text:p>
          </table:table-cell>
          <table:table-cell office:value-type="float" office:value="0.266534" calcext:value-type="float">
            <text:p>0.266534</text:p>
          </table:table-cell>
          <table:table-cell office:value-type="float" office:value="0.000974608" calcext:value-type="float">
            <text:p>0.000974608</text:p>
          </table:table-cell>
          <table:table-cell office:value-type="float" office:value="0.259268" calcext:value-type="float">
            <text:p>0.259268</text:p>
          </table:table-cell>
          <table:table-cell office:value-type="float" office:value="0.00122923" calcext:value-type="float">
            <text:p>0.00122923</text:p>
          </table:table-cell>
          <table:table-cell office:value-type="float" office:value="0.375202" calcext:value-type="float">
            <text:p>0.375202</text:p>
          </table:table-cell>
          <table:table-cell office:value-type="float" office:value="0.00701932" calcext:value-type="float">
            <text:p>0.00701932</text:p>
          </table:table-cell>
        </table:table-row>
        <table:table-row table:style-name="ro1">
          <table:table-cell table:number-columns-repeated="2"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office:value-type="float" office:value="0.336662" calcext:value-type="float">
            <text:p>0.336662</text:p>
          </table:table-cell>
          <table:table-cell office:value-type="float" office:value="0.00156595" calcext:value-type="float">
            <text:p>0.00156595</text:p>
          </table:table-cell>
          <table:table-cell office:value-type="float" office:value="0.556261" calcext:value-type="float">
            <text:p>0.556261</text:p>
          </table:table-cell>
          <table:table-cell office:value-type="float" office:value="0.0019199" calcext:value-type="float">
            <text:p>0.0019199</text:p>
          </table:table-cell>
          <table:table-cell office:value-type="float" office:value="0.356408" calcext:value-type="float">
            <text:p>0.356408</text:p>
          </table:table-cell>
          <table:table-cell office:value-type="float" office:value="0.00772615" calcext:value-type="float">
            <text:p>0.00772615</text:p>
          </table:table-cell>
          <table:table-cell office:value-type="float" office:value="8" calcext:value-type="float">
            <text:p>8</text:p>
          </table:table-cell>
          <table:table-cell office:value-type="float" office:value="0.331787" calcext:value-type="float">
            <text:p>0.331787</text:p>
          </table:table-cell>
          <table:table-cell office:value-type="float" office:value="0.00181172" calcext:value-type="float">
            <text:p>0.00181172</text:p>
          </table:table-cell>
          <table:table-cell office:value-type="float" office:value="0.485849" calcext:value-type="float">
            <text:p>0.485849</text:p>
          </table:table-cell>
          <table:table-cell office:value-type="float" office:value="0.00151082" calcext:value-type="float">
            <text:p>0.00151082</text:p>
          </table:table-cell>
          <table:table-cell office:value-type="float" office:value="0.387795" calcext:value-type="float">
            <text:p>0.387795</text:p>
          </table:table-cell>
          <table:table-cell office:value-type="float" office:value="0.00628152" calcext:value-type="float">
            <text:p>0.00628152</text:p>
          </table:table-cell>
          <table:table-cell office:value-type="float" office:value="12" calcext:value-type="float">
            <text:p>12</text:p>
          </table:table-cell>
          <table:table-cell office:value-type="float" office:value="0.25071" calcext:value-type="float">
            <text:p>0.25071</text:p>
          </table:table-cell>
          <table:table-cell office:value-type="float" office:value="0.00174754" calcext:value-type="float">
            <text:p>0.00174754</text:p>
          </table:table-cell>
          <table:table-cell office:value-type="float" office:value="0.269881" calcext:value-type="float">
            <text:p>0.269881</text:p>
          </table:table-cell>
          <table:table-cell office:value-type="float" office:value="0.00116797" calcext:value-type="float">
            <text:p>0.00116797</text:p>
          </table:table-cell>
          <table:table-cell office:value-type="float" office:value="0.27152" calcext:value-type="float">
            <text:p>0.27152</text:p>
          </table:table-cell>
          <table:table-cell office:value-type="float" office:value="0.00870966" calcext:value-type="float">
            <text:p>0.00870966</text:p>
          </table:table-cell>
        </table:table-row>
        <table:table-row table:style-name="ro1">
          <table:table-cell table:number-columns-repeated="3"/>
          <table:table-cell table:style-name="ce1" table:formula="of:=AVERAGE([.D18:.D22])" office:value-type="float" office:value="0.340906" calcext:value-type="float">
            <text:p>0.340906</text:p>
          </table:table-cell>
          <table:table-cell table:style-name="ce1" table:formula="of:=AVERAGE([.E18:.E22])" office:value-type="float" office:value="0.002019018" calcext:value-type="float">
            <text:p>0.002019018</text:p>
          </table:table-cell>
          <table:table-cell table:style-name="ce1" table:formula="of:=AVERAGE([.F18:.F22])" office:value-type="float" office:value="0.5530394" calcext:value-type="float">
            <text:p>0.5530394</text:p>
          </table:table-cell>
          <table:table-cell table:style-name="ce1" table:formula="of:=AVERAGE([.G18:.G22])" office:value-type="float" office:value="0.001855842" calcext:value-type="float">
            <text:p>0.001855842</text:p>
          </table:table-cell>
          <table:table-cell table:style-name="ce1" table:formula="of:=AVERAGE([.H18:.H22])" office:value-type="float" office:value="0.3625658" calcext:value-type="float">
            <text:p>0.3625658</text:p>
          </table:table-cell>
          <table:table-cell table:style-name="ce1" table:formula="of:=AVERAGE([.I18:.I22])" office:value-type="float" office:value="0.007741052" calcext:value-type="float">
            <text:p>0.007741052</text:p>
          </table:table-cell>
          <table:table-cell/>
          <table:table-cell table:style-name="ce1" table:formula="of:=AVERAGE([.K18:.K22])" office:value-type="float" office:value="0.3028246" calcext:value-type="float">
            <text:p>0.3028246</text:p>
          </table:table-cell>
          <table:table-cell table:style-name="ce1" table:formula="of:=AVERAGE([.L18:.L22])" office:value-type="float" office:value="0.0014817422" calcext:value-type="float">
            <text:p>0.0014817422</text:p>
          </table:table-cell>
          <table:table-cell table:style-name="ce1" table:formula="of:=AVERAGE([.M18:.M22])" office:value-type="float" office:value="0.4827034" calcext:value-type="float">
            <text:p>0.4827034</text:p>
          </table:table-cell>
          <table:table-cell table:style-name="ce1" table:formula="of:=AVERAGE([.N18:.N22])" office:value-type="float" office:value="0.001636344" calcext:value-type="float">
            <text:p>0.001636344</text:p>
          </table:table-cell>
          <table:table-cell table:style-name="ce1" table:formula="of:=AVERAGE([.O18:.O22])" office:value-type="float" office:value="0.3477702" calcext:value-type="float">
            <text:p>0.3477702</text:p>
          </table:table-cell>
          <table:table-cell table:style-name="ce1" table:formula="of:=AVERAGE([.P18:.P22])" office:value-type="float" office:value="0.006584558" calcext:value-type="float">
            <text:p>0.006584558</text:p>
          </table:table-cell>
          <table:table-cell/>
          <table:table-cell table:style-name="ce1" table:formula="of:=AVERAGE([.R18:.R22])" office:value-type="float" office:value="0.2350266" calcext:value-type="float">
            <text:p>0.2350266</text:p>
          </table:table-cell>
          <table:table-cell table:style-name="ce1" table:formula="of:=AVERAGE([.S18:.S22])" office:value-type="float" office:value="0.0012861776" calcext:value-type="float">
            <text:p>0.0012861776</text:p>
          </table:table-cell>
          <table:table-cell table:style-name="ce1" table:formula="of:=AVERAGE([.T18:.T22])" office:value-type="float" office:value="0.2905152" calcext:value-type="float">
            <text:p>0.2905152</text:p>
          </table:table-cell>
          <table:table-cell table:style-name="ce1" table:formula="of:=AVERAGE([.U18:.U22])" office:value-type="float" office:value="0.0012377928" calcext:value-type="float">
            <text:p>0.0012377928</text:p>
          </table:table-cell>
          <table:table-cell table:style-name="ce1" table:formula="of:=AVERAGE([.V18:.V22])" office:value-type="float" office:value="0.3012806" calcext:value-type="float">
            <text:p>0.3012806</text:p>
          </table:table-cell>
          <table:table-cell table:style-name="ce1" table:formula="of:=AVERAGE([.W18:.W22])" office:value-type="float" office:value="0.007537194" calcext:value-type="float">
            <text:p>0.007537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1 : all threads insert and find same keys (high number of collisions)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ata2 : threads insert and find non-overlapping keys (fewer collisions)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ata3 : random keys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Locks : required during reads and writes to hash table (overheads quite high for linear probing, other policies may perform better)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ockfree : consistently outperforms locks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Timetaken_960_lock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6669076" calcext:value-type="float">
            <text:p>0.006669076</text:p>
          </table:table-cell>
          <table:table-cell table:style-name="ce1" office:value-type="float" office:value="0.0005449306" calcext:value-type="float">
            <text:p>0.0005449306</text:p>
          </table:table-cell>
          <table:table-cell table:style-name="ce1" office:value-type="float" office:value="0.0023257522" calcext:value-type="float">
            <text:p>0.0023257522</text:p>
          </table:table-cell>
          <table:table-cell table:number-columns-repeated="4"/>
          <table:table-cell office:value-type="string" calcext:value-type="string">
            <text:p>Timetaken_3840_lock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0.00528556" calcext:value-type="float">
            <text:p>0.00528556</text:p>
          </table:table-cell>
          <table:table-cell office:value-type="float" office:value="0.0008170996" calcext:value-type="float">
            <text:p>0.0008170996</text:p>
          </table:table-cell>
          <table:table-cell office:value-type="float" office:value="0.001615892" calcext:value-type="float">
            <text:p>0.001615892</text:p>
          </table:table-cell>
          <table:table-cell table:number-columns-repeated="4"/>
          <table:table-cell office:value-type="string" calcext:value-type="string">
            <text:p>Timetaken_9600_lock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float" office:value="0.00474672" calcext:value-type="float">
            <text:p>0.00474672</text:p>
          </table:table-cell>
          <table:table-cell office:value-type="float" office:value="0.0008216632" calcext:value-type="float">
            <text:p>0.0008216632</text:p>
          </table:table-cell>
          <table:table-cell office:value-type="float" office:value="0.001983398" calcext:value-type="float">
            <text:p>0.0019833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office:value-type="float" office:value="0.06159394" calcext:value-type="float">
            <text:p>0.06159394</text:p>
          </table:table-cell>
          <table:table-cell office:value-type="float" office:value="0.0007934466" calcext:value-type="float">
            <text:p>0.0007934466</text:p>
          </table:table-cell>
          <table:table-cell office:value-type="float" office:value="0.003576762" calcext:value-type="float">
            <text:p>0.003576762</text:p>
          </table:table-cell>
          <table:table-cell table:number-columns-repeated="4"/>
          <table:table-cell office:value-type="string" calcext:value-type="string">
            <text:p>Timetaken_960_lf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float" office:value="0.05208178" calcext:value-type="float">
            <text:p>0.05208178</text:p>
          </table:table-cell>
          <table:table-cell office:value-type="float" office:value="0.00095053" calcext:value-type="float">
            <text:p>0.00095053</text:p>
          </table:table-cell>
          <table:table-cell office:value-type="float" office:value="0.004060356" calcext:value-type="float">
            <text:p>0.004060356</text:p>
          </table:table-cell>
          <table:table-cell table:number-columns-repeated="4"/>
          <table:table-cell office:value-type="string" calcext:value-type="string">
            <text:p>Timetaken_3840_lf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float" office:value="12" calcext:value-type="float">
            <text:p>12</text:p>
          </table:table-cell>
          <table:table-cell office:value-type="float" office:value="0.03972342" calcext:value-type="float">
            <text:p>0.03972342</text:p>
          </table:table-cell>
          <table:table-cell office:value-type="float" office:value="0.0009836894" calcext:value-type="float">
            <text:p>0.0009836894</text:p>
          </table:table-cell>
          <table:table-cell office:value-type="float" office:value="0.00400459" calcext:value-type="float">
            <text:p>0.00400459</text:p>
          </table:table-cell>
          <table:table-cell table:number-columns-repeated="4"/>
          <table:table-cell office:value-type="string" calcext:value-type="string">
            <text:p>Timetaken_9600_lf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office:value-type="float" office:value="0.340906" calcext:value-type="float">
            <text:p>0.340906</text:p>
          </table:table-cell>
          <table:table-cell office:value-type="float" office:value="0.5530394" calcext:value-type="float">
            <text:p>0.5530394</text:p>
          </table:table-cell>
          <table:table-cell office:value-type="float" office:value="0.3625658" calcext:value-type="float">
            <text:p>0.36256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0.3028246" calcext:value-type="float">
            <text:p>0.3028246</text:p>
          </table:table-cell>
          <table:table-cell office:value-type="float" office:value="0.4827034" calcext:value-type="float">
            <text:p>0.4827034</text:p>
          </table:table-cell>
          <table:table-cell office:value-type="float" office:value="0.3477702" calcext:value-type="float">
            <text:p>0.34777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12" calcext:value-type="float">
            <text:p>12</text:p>
          </table:table-cell>
          <table:table-cell office:value-type="float" office:value="0.2350266" calcext:value-type="float">
            <text:p>0.2350266</text:p>
          </table:table-cell>
          <table:table-cell office:value-type="float" office:value="0.2905152" calcext:value-type="float">
            <text:p>0.2905152</text:p>
          </table:table-cell>
          <table:table-cell office:value-type="float" office:value="0.3012806" calcext:value-type="float">
            <text:p>0.3012806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1" office:value-type="float" office:value="0.000324308" calcext:value-type="float">
            <text:p>0.000324308</text:p>
          </table:table-cell>
          <table:table-cell table:style-name="ce1" office:value-type="float" office:value="0.0003390366" calcext:value-type="float">
            <text:p>0.0003390366</text:p>
          </table:table-cell>
          <table:table-cell table:style-name="ce1" office:value-type="float" office:value="0.000868691" calcext:value-type="float">
            <text:p>0.00086869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06291678" calcext:value-type="float">
            <text:p>0.0006291678</text:p>
          </table:table-cell>
          <table:table-cell office:value-type="float" office:value="0.0003819476" calcext:value-type="float">
            <text:p>0.0003819476</text:p>
          </table:table-cell>
          <table:table-cell office:value-type="float" office:value="0.0010420176" calcext:value-type="float">
            <text:p>0.001042017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07623868" calcext:value-type="float">
            <text:p>0.0007623868</text:p>
          </table:table-cell>
          <table:table-cell office:value-type="float" office:value="0.0007092404" calcext:value-type="float">
            <text:p>0.0007092404</text:p>
          </table:table-cell>
          <table:table-cell office:value-type="float" office:value="0.0009724" calcext:value-type="float">
            <text:p>0.000972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08443022" calcext:value-type="float">
            <text:p>0.0008443022</text:p>
          </table:table-cell>
          <table:table-cell office:value-type="float" office:value="0.000784574" calcext:value-type="float">
            <text:p>0.000784574</text:p>
          </table:table-cell>
          <table:table-cell office:value-type="float" office:value="0.003053982" calcext:value-type="float">
            <text:p>0.00305398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08040814" calcext:value-type="float">
            <text:p>0.0008040814</text:p>
          </table:table-cell>
          <table:table-cell office:value-type="float" office:value="0.0007610934" calcext:value-type="float">
            <text:p>0.0007610934</text:p>
          </table:table-cell>
          <table:table-cell office:value-type="float" office:value="0.003079956" calcext:value-type="float">
            <text:p>0.00307995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0946826" calcext:value-type="float">
            <text:p>0.000946826</text:p>
          </table:table-cell>
          <table:table-cell office:value-type="float" office:value="0.000768844" calcext:value-type="float">
            <text:p>0.000768844</text:p>
          </table:table-cell>
          <table:table-cell office:value-type="float" office:value="0.00348909" calcext:value-type="float">
            <text:p>0.00348909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2019018" calcext:value-type="float">
            <text:p>0.002019018</text:p>
          </table:table-cell>
          <table:table-cell office:value-type="float" office:value="0.001855842" calcext:value-type="float">
            <text:p>0.001855842</text:p>
          </table:table-cell>
          <table:table-cell office:value-type="float" office:value="0.007741052" calcext:value-type="float">
            <text:p>0.00774105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14817422" calcext:value-type="float">
            <text:p>0.0014817422</text:p>
          </table:table-cell>
          <table:table-cell office:value-type="float" office:value="0.001636344" calcext:value-type="float">
            <text:p>0.001636344</text:p>
          </table:table-cell>
          <table:table-cell office:value-type="float" office:value="0.006584558" calcext:value-type="float">
            <text:p>0.00658455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.0012861776" calcext:value-type="float">
            <text:p>0.0012861776</text:p>
          </table:table-cell>
          <table:table-cell office:value-type="float" office:value="0.0012377928" calcext:value-type="float">
            <text:p>0.0012377928</text:p>
          </table:table-cell>
          <table:table-cell office:value-type="float" office:value="0.007537194" calcext:value-type="float">
            <text:p>0.007537194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style-name="gr1" draw:text-style-name="P1" svg:width="7.4146in" svg:height="4.6118in" svg:x="3.8161in" svg:y="4.9142in">
            <draw:object draw:notify-on-update-of-ranges="Sheet2.I5:Sheet2.I8 Sheet2.N11:Sheet2.N11 Sheet2.J12:Sheet2.J15 Sheet2.N12:Sheet2.N12 Sheet2.K12:Sheet2.K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965in" svg:height="5.7354in" svg:x="11.8807in" svg:y="5.1031in">
            <draw:object draw:notify-on-update-of-ranges="Sheet2.I5:Sheet2.I8 Sheet2.N4:Sheet2.N4 Sheet2.J5:Sheet2.J8 Sheet2.N7:Sheet2.N7 Sheet2.L5:Sheet2.L8 Sheet2.N6:Sheet2.N6 Sheet2.M5:Sheet2.M8 Sheet2.N5:Sheet2.N5 Sheet2.K5:Sheet2.K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4713in" svg:height="3.5449in" svg:x="14.2878in" svg:y="0.5441in">
            <draw:object draw:notify-on-update-of-ranges="Sheet2.I18:Sheet2.I21 Sheet2.O17:Sheet2.O17 Sheet2.M18:Sheet2.M21 Sheet2.O18:Sheet2.O18 Sheet2.N18:Sheet2.N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ersion : micheal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micheal</text:p>
          </table:table-cell>
          <table:table-cell office:value-type="string" calcext:value-type="string">
            <text:p>micheal_ml</text:p>
          </table:table-cell>
          <table:table-cell office:value-type="string" calcext:value-type="string">
            <text:p>split_order (4096 table size +40 MAX collisions)</text:p>
          </table:table-cell>
          <table:table-cell table:number-columns-repeated="2"/>
          <table:table-cell office:value-type="string" calcext:value-type="string">
            <text:p>split_order (4096 table size + 10 MAX collision)</text:p>
          </table:table-cell>
        </table:table-row>
        <table:table-row table:style-name="ro1">
          <table:table-cell office:value-type="string" calcext:value-type="string">
            <text:p>#slots</text:p>
          </table:table-cell>
          <table:table-cell office:value-type="string" calcext:value-type="string">
            <text:p>#operations</text:p>
          </table:table-cell>
          <table:table-cell office:value-type="string" calcext:value-type="string">
            <text:p>#numthreads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string" calcext:value-type="string">
            <text:p>#slots</text:p>
          </table:table-cell>
          <table:table-cell office:value-type="string" calcext:value-type="string">
            <text:p>#operations</text:p>
          </table:table-cell>
          <table:table-cell office:value-type="string" calcext:value-type="string">
            <text:p>#numthreads</text:p>
          </table:table-cell>
          <table:table-cell office:value-type="string" calcext:value-type="string">
            <text:p>Time taken (s)</text:p>
          </table:table-cell>
          <table:table-cell table:number-columns-repeated="3" office:value-type="string" calcext:value-type="string">
            <text:p>Time Taken (s)</text:p>
          </table:table-cell>
          <table:table-cell office:value-type="string" calcext:value-type="string">
            <text:p>65536slots_100m_1level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.00418171" calcext:value-type="float">
            <text:p>0.00418171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942.31" calcext:value-type="float">
            <text:p>942.31</text:p>
          </table:table-cell>
          <table:table-cell office:value-type="float" office:value="133.322" calcext:value-type="float">
            <text:p>133.322</text:p>
          </table:table-cell>
          <table:table-cell office:value-type="float" office:value="571.799" calcext:value-type="float">
            <text:p>571.799</text:p>
          </table:table-cell>
          <table:table-cell office:value-type="float" office:value="220.886" calcext:value-type="float">
            <text:p>220.886</text:p>
          </table:table-cell>
          <table:table-cell office:value-type="string" calcext:value-type="string">
            <text:p>65536slots_100m_2level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float" office:value="0.0418201" calcext:value-type="float">
            <text:p>0.0418201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262.679" calcext:value-type="float">
            <text:p>262.679</text:p>
          </table:table-cell>
          <table:table-cell office:value-type="float" office:value="55.1096" calcext:value-type="float">
            <text:p>55.1096</text:p>
          </table:table-cell>
          <table:table-cell office:value-type="float" office:value="157.173" calcext:value-type="float">
            <text:p>157.173</text:p>
          </table:table-cell>
          <table:table-cell office:value-type="float" office:value="74.841" calcext:value-type="float">
            <text:p>74.841</text:p>
          </table:table-cell>
          <table:table-cell office:value-type="string" calcext:value-type="string">
            <text:p>4096slots_100m_splitorder_1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0.419336" calcext:value-type="float">
            <text:p>0.419336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147.668" calcext:value-type="float">
            <text:p>147.668</text:p>
          </table:table-cell>
          <table:table-cell office:value-type="float" office:value="49.7577" calcext:value-type="float">
            <text:p>49.7577</text:p>
          </table:table-cell>
          <table:table-cell office:value-type="float" office:value="101.9" calcext:value-type="float">
            <text:p>101.9</text:p>
          </table:table-cell>
          <table:table-cell office:value-type="float" office:value="59.3137" calcext:value-type="float">
            <text:p>59.3137</text:p>
          </table:table-cell>
          <table:table-cell office:value-type="string" calcext:value-type="string">
            <text:p>4096slots_100m_splitorder_4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06.381" calcext:value-type="float">
            <text:p>106.381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2" calcext:value-type="float">
            <text:p>12</text:p>
          </table:table-cell>
          <table:table-cell office:value-type="float" office:value="117.861" calcext:value-type="float">
            <text:p>117.861</text:p>
          </table:table-cell>
          <table:table-cell office:value-type="float" office:value="50.8647" calcext:value-type="float">
            <text:p>50.8647</text:p>
          </table:table-cell>
          <table:table-cell office:value-type="float" office:value="84.1265" calcext:value-type="float">
            <text:p>84.1265</text:p>
          </table:table-cell>
          <table:table-cell office:value-type="float" office:value="61.4792" calcext:value-type="float">
            <text:p>61.4792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slots</text:p>
          </table:table-cell>
          <table:table-cell office:value-type="string" calcext:value-type="string">
            <text:p>#operations</text:p>
          </table:table-cell>
          <table:table-cell office:value-type="string" calcext:value-type="string">
            <text:p>#numthreads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string" calcext:value-type="string">
            <text:p>#slots</text:p>
          </table:table-cell>
          <table:table-cell office:value-type="string" calcext:value-type="string">
            <text:p>#operations</text:p>
          </table:table-cell>
          <table:table-cell office:value-type="string" calcext:value-type="string">
            <text:p>#numthreads</text:p>
          </table:table-cell>
          <table:table-cell office:value-type="string" calcext:value-type="string">
            <text:p>Time taken (s)</text:p>
          </table:table-cell>
          <table:table-cell table:number-columns-repeated="3" office:value-type="string" calcext:value-type="string">
            <text:p>Time Taken (s)</text:p>
          </table:table-cell>
          <table:table-cell office:value-type="string" calcext:value-type="string">
            <text:p>65536slots_10m_1level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.00448335" calcext:value-type="float">
            <text:p>0.00448335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12.9166" calcext:value-type="float">
            <text:p>12.9166</text:p>
          </table:table-cell>
          <table:table-cell office:value-type="float" office:value="12.7672" calcext:value-type="float">
            <text:p>12.7672</text:p>
          </table:table-cell>
          <table:table-cell office:value-type="float" office:value="50.2492" calcext:value-type="float">
            <text:p>50.2492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65536slots_10m_2level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float" office:value="0.0412422" calcext:value-type="float">
            <text:p>0.0412422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5.02276" calcext:value-type="float">
            <text:p>5.02276</text:p>
          </table:table-cell>
          <table:table-cell office:value-type="float" office:value="6.13909" calcext:value-type="float">
            <text:p>6.13909</text:p>
          </table:table-cell>
          <table:table-cell office:value-type="float" office:value="13.2947" calcext:value-type="float">
            <text:p>13.2947</text:p>
          </table:table-cell>
          <table:table-cell office:value-type="float" office:value="6.74077" calcext:value-type="float">
            <text:p>6.7407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0.40877" calcext:value-type="float">
            <text:p>0.40877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4.61344" calcext:value-type="float">
            <text:p>4.61344</text:p>
          </table:table-cell>
          <table:table-cell office:value-type="float" office:value="5.66142" calcext:value-type="float">
            <text:p>5.66142</text:p>
          </table:table-cell>
          <table:table-cell office:value-type="float" office:value="9.33962" calcext:value-type="float">
            <text:p>9.33962</text:p>
          </table:table-cell>
          <table:table-cell office:value-type="float" office:value="5.49393" calcext:value-type="float">
            <text:p>5.4939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53.3733" calcext:value-type="float">
            <text:p>53.3733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4.66514" calcext:value-type="float">
            <text:p>4.66514</text:p>
          </table:table-cell>
          <table:table-cell office:value-type="float" office:value="6.24196" calcext:value-type="float">
            <text:p>6.24196</text:p>
          </table:table-cell>
          <table:table-cell office:value-type="float" office:value="8.30371" calcext:value-type="float">
            <text:p>8.30371</text:p>
          </table:table-cell>
          <table:table-cell office:value-type="float" office:value="5.07978" calcext:value-type="float">
            <text:p>5.0797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#slots</text:p>
          </table:table-cell>
          <table:table-cell office:value-type="string" calcext:value-type="string">
            <text:p>#operations</text:p>
          </table:table-cell>
          <table:table-cell office:value-type="string" calcext:value-type="string">
            <text:p>#numthreads</text:p>
          </table:table-cell>
          <table:table-cell office:value-type="string" calcext:value-type="string">
            <text:p>Time taken (s)</text:p>
          </table:table-cell>
          <table:table-cell/>
          <table:table-cell office:value-type="string" calcext:value-type="string">
            <text:p>#slots</text:p>
          </table:table-cell>
          <table:table-cell table:number-columns-repeated="2" office:value-type="string" calcext:value-type="string">
            <text:p>Time Taken (s)</text:p>
          </table:table-cell>
          <table:table-cell office:value-type="string" calcext:value-type="string">
            <text:p>256slots_1m_1level</text:p>
          </table:table-cell>
        </table:table-row>
        <table:table-row table:style-name="ro1">
          <table:table-cell office:value-type="string" calcext:value-type="string">
            <text:p>#slots</text:p>
          </table:table-cell>
          <table:table-cell office:value-type="string" calcext:value-type="string">
            <text:p>#operations</text:p>
          </table:table-cell>
          <table:table-cell office:value-type="string" calcext:value-type="string">
            <text:p>#numthreads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0.309852" calcext:value-type="float">
            <text:p>0.30985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.22595" calcext:value-type="float">
            <text:p>3.22595</text:p>
          </table:table-cell>
          <table:table-cell office:value-type="float" office:value="0.608348" calcext:value-type="float">
            <text:p>0.608348</text:p>
          </table:table-cell>
          <table:table-cell office:value-type="string" calcext:value-type="string">
            <text:p>256slots_1m_2level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.00407011" calcext:value-type="float">
            <text:p>0.00407011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0.400801" calcext:value-type="float">
            <text:p>0.40080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972188" calcext:value-type="float">
            <text:p>0.972188</text:p>
          </table:table-cell>
          <table:table-cell office:value-type="float" office:value="0.425483" calcext:value-type="float">
            <text:p>0.42548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float" office:value="0.0417223" calcext:value-type="float">
            <text:p>0.0417223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0.415398" calcext:value-type="float">
            <text:p>0.41539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687531" calcext:value-type="float">
            <text:p>0.687531</text:p>
          </table:table-cell>
          <table:table-cell office:value-type="float" office:value="0.423166" calcext:value-type="float">
            <text:p>0.42316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0.407239" calcext:value-type="float">
            <text:p>0.407239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0.411807" calcext:value-type="float">
            <text:p>0.41180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518198" calcext:value-type="float">
            <text:p>0.518198</text:p>
          </table:table-cell>
          <table:table-cell office:value-type="float" office:value="0.430202" calcext:value-type="float">
            <text:p>0.43020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5.0163" calcext:value-type="float">
            <text:p>15.0163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#slot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65536" calcext:value-type="float">
            <text:p>6553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5.557" calcext:value-type="float">
            <text:p>595.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lots</text:p>
          </table:table-cell>
          <table:table-cell office:value-type="string" calcext:value-type="string">
            <text:p>#operations</text:p>
          </table:table-cell>
          <table:table-cell office:value-type="string" calcext:value-type="string">
            <text:p>#numthreads</text:p>
          </table:table-cell>
          <table:table-cell office:value-type="string" calcext:value-type="string">
            <text:p>Time taken (s)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0.241" calcext:value-type="float">
            <text:p>500.241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.00414824" calcext:value-type="float">
            <text:p>0.00414824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44.534" calcext:value-type="float">
            <text:p>544.534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float" office:value="0.0423284" calcext:value-type="float">
            <text:p>0.0423284</text:p>
          </table:table-cell>
          <table:table-cell table:number-columns-repeated="11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0.408369" calcext:value-type="float">
            <text:p>0.408369</text:p>
          </table:table-cell>
          <table:table-cell table:number-columns-repeated="11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6.04517" calcext:value-type="float">
            <text:p>6.0451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slots</text:p>
          </table:table-cell>
          <table:table-cell office:value-type="string" calcext:value-type="string">
            <text:p>#operations</text:p>
          </table:table-cell>
          <table:table-cell office:value-type="string" calcext:value-type="string">
            <text:p>#numthreads</text:p>
          </table:table-cell>
          <table:table-cell office:value-type="string" calcext:value-type="string">
            <text:p>Time taken (s)</text:p>
          </table:table-cell>
          <table:table-cell table:number-columns-repeated="11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0.00635055" calcext:value-type="float">
            <text:p>0.00635055</text:p>
          </table:table-cell>
          <table:table-cell table:number-columns-repeated="11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office:value-type="float" office:value="0.040846" calcext:value-type="float">
            <text:p>0.040846</text:p>
          </table:table-cell>
          <table:table-cell table:number-columns-repeated="11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0.410183" calcext:value-type="float">
            <text:p>0.410183</text:p>
          </table:table-cell>
          <table:table-cell table:number-columns-repeated="11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4.66043" calcext:value-type="float">
            <text:p>4.6604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55:40.109539616</meta:creation-date>
    <dc:date>2022-09-11T00:01:00.092036540</dc:date>
    <meta:editing-duration>PT3H14M20S</meta:editing-duration>
    <meta:editing-cycles>30</meta:editing-cycles>
    <meta:generator>LibreOffice/7.3.5.2$Linux_X86_64 LibreOffice_project/30$Build-2</meta:generator>
    <meta:document-statistic meta:table-count="2" meta:cell-count="77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9cm" svg:height="11.609cm" xlink:href=".." xlink:type="simple" chart:class="chart:line" chart:style-name="ch1">
        <chart:title svg:x="7.039cm" svg:y="0.368cm" chart:style-name="ch2">
          <text:p>Concurrent Hash Maps Performance</text:p>
        </chart:title>
        <chart:legend chart:legend-position="end" svg:x="17.186cm" svg:y="4.26cm" style:legend-expansion="high" chart:style-name="ch3"/>
        <chart:plot-area chart:style-name="ch4" table:cell-range-address="Sheet1.C33:Sheet1.C35 Sheet1.K32:Sheet1.K34 Sheet1.F33:Sheet1.F41 Sheet1.K36:Sheet1.K38 Sheet1.F43:Sheet1.F51" chart:data-source-has-labels="both" svg:x="1.448cm" svg:y="1.379cm" svg:width="15.301cm" svg:height="9.017cm">
          <chart:coordinate-region svg:x="2.36cm" svg:y="1.578cm" svg:width="14.203cm" svg:height="8.171cm"/>
          <chart:axis chart:dimension="x" chart:name="primary-x" chart:style-name="ch5" chartooo:axis-type="auto">
            <chartooo:date-scale/>
            <chart:title svg:x="7.586cm" svg:y="10.628cm" chart:style-name="ch6">
              <text:p>Number of Threads</text:p>
            </chart:title>
            <chart:categories table:cell-range-address="Sheet1.C33:Sheet1.C35"/>
          </chart:axis>
          <chart:axis chart:dimension="y" chart:name="primary-y" chart:style-name="ch5">
            <chart:title svg:x="0.451cm" svg:y="7.942cm" chart:style-name="ch7">
              <text:p>Total time taken (seconds)</text:p>
            </chart:title>
            <chart:grid chart:style-name="ch8" chart:class="major"/>
          </chart:axis>
          <chart:series chart:style-name="ch9" chart:values-cell-range-address="Sheet1.F33:Sheet1.F35" chart:label-cell-address="Sheet1.K32:Sheet1.K32" chart:class="chart:line">
            <chart:data-point chart:repeated="3"/>
          </chart:series>
          <chart:series chart:style-name="ch10" chart:values-cell-range-address="Sheet1.F43:Sheet1.F45" chart:label-cell-address="Sheet1.K36:Sheet1.K36" chart:class="chart:line">
            <chart:data-point chart:repeated="3"/>
          </chart:series>
          <chart:series chart:style-name="ch11" chart:values-cell-range-address="Sheet1.F36:Sheet1.F38" chart:label-cell-address="Sheet1.K33:Sheet1.K33" chart:class="chart:line">
            <chart:data-point chart:repeated="3"/>
          </chart:series>
          <chart:series chart:style-name="ch12" chart:values-cell-range-address="Sheet1.F46:Sheet1.F48" chart:label-cell-address="Sheet1.K37:Sheet1.K37" chart:class="chart:line">
            <chart:data-point chart:repeated="3"/>
          </chart:series>
          <chart:series chart:style-name="ch13" chart:values-cell-range-address="Sheet1.F39:Sheet1.F41" chart:label-cell-address="Sheet1.K34:Sheet1.K34" chart:class="chart:line">
            <chart:data-point chart:repeated="3"/>
          </chart:series>
          <chart:series chart:style-name="ch14" chart:values-cell-range-address="Sheet1.F49:Sheet1.F51" chart:label-cell-address="Sheet1.K38:Sheet1.K38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taken_960_lock</text:p>
                <draw:g>
                  <svg:desc>Sheet1.K32:Sheet1.K32</svg:desc>
                </draw:g>
              </table:table-cell>
              <table:table-cell office:value-type="string">
                <text:p>Timetaken_960_lf</text:p>
                <draw:g>
                  <svg:desc>Sheet1.K36:Sheet1.K36</svg:desc>
                </draw:g>
              </table:table-cell>
              <table:table-cell office:value-type="string">
                <text:p>Timetaken_3840_lock</text:p>
                <draw:g>
                  <svg:desc>Sheet1.K33:Sheet1.K33</svg:desc>
                </draw:g>
              </table:table-cell>
              <table:table-cell office:value-type="string">
                <text:p>Timetaken_3840_lf</text:p>
                <draw:g>
                  <svg:desc>Sheet1.K37:Sheet1.K37</svg:desc>
                </draw:g>
              </table:table-cell>
              <table:table-cell office:value-type="string">
                <text:p>Timetaken_9600_lock</text:p>
                <draw:g>
                  <svg:desc>Sheet1.K34:Sheet1.K34</svg:desc>
                </draw:g>
              </table:table-cell>
              <table:table-cell office:value-type="string">
                <text:p>Timetaken_9600_lf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C33:Sheet1.C35</svg:desc>
                </draw:g>
              </table:table-cell>
              <table:table-cell office:value-type="float" office:value="0.0023257522">
                <text:p>0.0023257522</text:p>
                <draw:g>
                  <svg:desc>Sheet1.F33:Sheet1.F35</svg:desc>
                </draw:g>
              </table:table-cell>
              <table:table-cell office:value-type="float" office:value="0.000868691">
                <text:p>0.000868691</text:p>
                <draw:g>
                  <svg:desc>Sheet1.F43:Sheet1.F45</svg:desc>
                </draw:g>
              </table:table-cell>
              <table:table-cell office:value-type="float" office:value="0.003576762">
                <text:p>0.003576762</text:p>
                <draw:g>
                  <svg:desc>Sheet1.F36:Sheet1.F38</svg:desc>
                </draw:g>
              </table:table-cell>
              <table:table-cell office:value-type="float" office:value="0.003053982">
                <text:p>0.003053982</text:p>
                <draw:g>
                  <svg:desc>Sheet1.F46:Sheet1.F48</svg:desc>
                </draw:g>
              </table:table-cell>
              <table:table-cell office:value-type="float" office:value="0.3625658">
                <text:p>0.3625658</text:p>
                <draw:g>
                  <svg:desc>Sheet1.F39:Sheet1.F41</svg:desc>
                </draw:g>
              </table:table-cell>
              <table:table-cell office:value-type="float" office:value="0.007741052">
                <text:p>0.007741052</text:p>
                <draw:g>
                  <svg:desc>Sheet1.F49:Sheet1.F51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615892">
                <text:p>0.001615892</text:p>
              </table:table-cell>
              <table:table-cell office:value-type="float" office:value="0.0010420176">
                <text:p>0.0010420176</text:p>
              </table:table-cell>
              <table:table-cell office:value-type="float" office:value="0.004060356">
                <text:p>0.004060356</text:p>
              </table:table-cell>
              <table:table-cell office:value-type="float" office:value="0.003079956">
                <text:p>0.003079956</text:p>
              </table:table-cell>
              <table:table-cell office:value-type="float" office:value="0.3477702">
                <text:p>0.3477702</text:p>
              </table:table-cell>
              <table:table-cell office:value-type="float" office:value="0.006584558">
                <text:p>0.0065845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983398">
                <text:p>0.001983398</text:p>
              </table:table-cell>
              <table:table-cell office:value-type="float" office:value="0.0009724">
                <text:p>0.0009724</text:p>
              </table:table-cell>
              <table:table-cell office:value-type="float" office:value="0.00400459">
                <text:p>0.00400459</text:p>
              </table:table-cell>
              <table:table-cell office:value-type="float" office:value="0.00348909">
                <text:p>0.00348909</text:p>
              </table:table-cell>
              <table:table-cell office:value-type="float" office:value="0.3012806">
                <text:p>0.3012806</text:p>
              </table:table-cell>
              <table:table-cell office:value-type="float" office:value="0.007537194">
                <text:p>0.007537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5308d" draw:fill-color="#55308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34cm" svg:height="11.715cm" xlink:href=".." xlink:type="simple" chart:class="chart:line" chart:style-name="ch1">
        <chart:title svg:x="7.799cm" svg:y="0.37cm" chart:style-name="ch2">
          <text:p>Strong scaling</text:p>
        </chart:title>
        <chart:legend chart:legend-position="end" svg:x="15.392cm" svg:y="5.482cm" style:legend-expansion="custom" svg:width="3.232cm" svg:height="1.727cm" style:legend-expansion-aspect-ratio="1.87145338737695" chart:style-name="ch3"/>
        <chart:plot-area chart:style-name="ch4" table:cell-range-address="Sheet2.I5:Sheet2.I8 Sheet2.N11:Sheet2.N12 Sheet2.J12:Sheet2.K15" chart:data-source-has-labels="both" svg:x="1.386cm" svg:y="1.381cm" svg:width="14.031cm" svg:height="9.256cm">
          <chart:coordinate-region svg:x="2.007cm" svg:y="1.581cm" svg:width="13.223cm" svg:height="8.409cm"/>
          <chart:axis chart:dimension="x" chart:name="primary-x" chart:style-name="ch5" chartooo:axis-type="auto">
            <chartooo:date-scale/>
            <chart:title svg:x="6.928cm" svg:y="10.871cm" chart:style-name="ch6">
              <text:p>Number of threads</text:p>
            </chart:title>
            <chart:categories table:cell-range-address="Sheet2.I5:Sheet2.I8"/>
          </chart:axis>
          <chart:axis chart:dimension="y" chart:name="primary-y" chart:style-name="ch5">
            <chart:title svg:x="0.45cm" svg:y="7.138cm" chart:style-name="ch7">
              <text:p>Time taken (s)</text:p>
            </chart:title>
            <chart:grid chart:style-name="ch8" chart:class="major"/>
          </chart:axis>
          <chart:series chart:style-name="ch9" chart:values-cell-range-address="Sheet2.J12:Sheet2.J15" chart:label-cell-address="Sheet2.N11:Sheet2.N11" chart:class="chart:line">
            <chart:data-point chart:repeated="4"/>
          </chart:series>
          <chart:series chart:style-name="ch10" chart:values-cell-range-address="Sheet2.K12:Sheet2.K15" chart:label-cell-address="Sheet2.N12:Sheet2.N1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5536slots_10m_1level</text:p>
                <draw:g>
                  <svg:desc>Sheet2.N11:Sheet2.N11</svg:desc>
                </draw:g>
              </table:table-cell>
              <table:table-cell office:value-type="string">
                <text:p>65536slots_10m_2level</text:p>
                <draw:g>
                  <svg:desc>Sheet2.N12:Sheet2.N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I5:Sheet2.I8</svg:desc>
                </draw:g>
              </table:table-cell>
              <table:table-cell office:value-type="float" office:value="12.9166">
                <text:p>12.9166</text:p>
                <draw:g>
                  <svg:desc>Sheet2.J12:Sheet2.J15</svg:desc>
                </draw:g>
              </table:table-cell>
              <table:table-cell office:value-type="float" office:value="12.7672">
                <text:p>12.7672</text:p>
                <draw:g>
                  <svg:desc>Sheet2.K12:Sheet2.K1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2276">
                <text:p>5.02276</text:p>
              </table:table-cell>
              <table:table-cell office:value-type="float" office:value="6.13909">
                <text:p>6.139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1344">
                <text:p>4.61344</text:p>
              </table:table-cell>
              <table:table-cell office:value-type="float" office:value="5.66142">
                <text:p>5.661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66514">
                <text:p>4.66514</text:p>
              </table:table-cell>
              <table:table-cell office:value-type="float" office:value="6.24196">
                <text:p>6.24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72cm" svg:height="14.569cm" xlink:href=".." xlink:type="simple" chart:class="chart:line" chart:style-name="ch1">
        <chart:title svg:x="9.742cm" svg:y="0.427cm" chart:style-name="ch2">
          <text:p>Strong Scaling</text:p>
        </chart:title>
        <chart:legend chart:legend-position="end" svg:x="16.583cm" svg:y="6.568cm" style:legend-expansion="custom" svg:width="6.024cm" svg:height="3.709cm" style:legend-expansion-aspect-ratio="1.62415745483958" chart:style-name="ch3"/>
        <chart:plot-area chart:style-name="ch4" table:cell-range-address="Sheet2.I5:Sheet2.M8 Sheet2.N4:Sheet2.N7" chart:data-source-has-labels="both" svg:x="0.395cm" svg:y="0.597cm" svg:width="16.375cm" svg:height="13.506cm">
          <chart:coordinate-region svg:x="1.387cm" svg:y="0.796cm" svg:width="15.196cm" svg:height="12.66cm"/>
          <chart:axis chart:dimension="x" chart:name="primary-x" chart:style-name="ch5" chartooo:axis-type="auto">
            <chartooo:date-scale/>
            <chart:title svg:x="7.109cm" svg:y="14.009cm" chart:style-name="ch6">
              <text:p>Number of threads</text:p>
            </chart:title>
            <chart:categories table:cell-range-address="Sheet2.I5:Sheet2.I8"/>
          </chart:axis>
          <chart:axis chart:dimension="y" chart:name="primary-y" chart:style-name="ch5">
            <chart:title svg:x="0cm" svg:y="8.479cm" chart:style-name="ch7">
              <text:p>Time taken (s)</text:p>
            </chart:title>
            <chart:grid chart:style-name="ch8" chart:class="major"/>
          </chart:axis>
          <chart:series chart:style-name="ch9" chart:values-cell-range-address="Sheet2.J5:Sheet2.J8" chart:label-cell-address="Sheet2.N4:Sheet2.N4" chart:class="chart:line">
            <chart:data-point chart:repeated="4"/>
          </chart:series>
          <chart:series chart:style-name="ch10" chart:values-cell-range-address="Sheet2.L5:Sheet2.L8" chart:label-cell-address="Sheet2.N7:Sheet2.N7" chart:class="chart:line">
            <chart:data-point chart:repeated="4"/>
          </chart:series>
          <chart:series chart:style-name="ch11" chart:values-cell-range-address="Sheet2.M5:Sheet2.M8" chart:label-cell-address="Sheet2.N6:Sheet2.N6" chart:class="chart:line">
            <chart:data-point chart:repeated="4"/>
          </chart:series>
          <chart:series chart:style-name="ch12" chart:values-cell-range-address="Sheet2.K5:Sheet2.K8" chart:label-cell-address="Sheet2.N5:Sheet2.N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5536slots_100m_1level</text:p>
                <draw:g>
                  <svg:desc>Sheet2.N4:Sheet2.N4</svg:desc>
                </draw:g>
              </table:table-cell>
              <table:table-cell office:value-type="string">
                <text:p>4096slots_100m_splitorder_40</text:p>
                <draw:g>
                  <svg:desc>Sheet2.N7:Sheet2.N7</svg:desc>
                </draw:g>
              </table:table-cell>
              <table:table-cell office:value-type="string">
                <text:p>4096slots_100m_splitorder_10</text:p>
                <draw:g>
                  <svg:desc>Sheet2.N6:Sheet2.N6</svg:desc>
                </draw:g>
              </table:table-cell>
              <table:table-cell office:value-type="string">
                <text:p>65536slots_100m_2level</text:p>
                <draw:g>
                  <svg:desc>Sheet2.N5:Sheet2.N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I5:Sheet2.I8</svg:desc>
                </draw:g>
              </table:table-cell>
              <table:table-cell office:value-type="float" office:value="942.31">
                <text:p>942.31</text:p>
                <draw:g>
                  <svg:desc>Sheet2.J5:Sheet2.J8</svg:desc>
                </draw:g>
              </table:table-cell>
              <table:table-cell office:value-type="float" office:value="571.799">
                <text:p>571.799</text:p>
                <draw:g>
                  <svg:desc>Sheet2.L5:Sheet2.L8</svg:desc>
                </draw:g>
              </table:table-cell>
              <table:table-cell office:value-type="float" office:value="220.886">
                <text:p>220.886</text:p>
                <draw:g>
                  <svg:desc>Sheet2.M5:Sheet2.M8</svg:desc>
                </draw:g>
              </table:table-cell>
              <table:table-cell office:value-type="float" office:value="133.322">
                <text:p>133.322</text:p>
                <draw:g>
                  <svg:desc>Sheet2.K5:Sheet2.K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2.679">
                <text:p>262.679</text:p>
              </table:table-cell>
              <table:table-cell office:value-type="float" office:value="157.173">
                <text:p>157.173</text:p>
              </table:table-cell>
              <table:table-cell office:value-type="float" office:value="74.841">
                <text:p>74.841</text:p>
              </table:table-cell>
              <table:table-cell office:value-type="float" office:value="55.1096">
                <text:p>55.10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7.668">
                <text:p>147.668</text:p>
              </table:table-cell>
              <table:table-cell office:value-type="float" office:value="101.9">
                <text:p>101.9</text:p>
              </table:table-cell>
              <table:table-cell office:value-type="float" office:value="59.3137">
                <text:p>59.3137</text:p>
              </table:table-cell>
              <table:table-cell office:value-type="float" office:value="49.7577">
                <text:p>49.75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7.861">
                <text:p>117.861</text:p>
              </table:table-cell>
              <table:table-cell office:value-type="float" office:value="84.1265">
                <text:p>84.1265</text:p>
              </table:table-cell>
              <table:table-cell office:value-type="float" office:value="61.4792">
                <text:p>61.4792</text:p>
              </table:table-cell>
              <table:table-cell office:value-type="float" office:value="50.8647">
                <text:p>50.86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38cm" svg:height="9.005cm" xlink:href=".." xlink:type="simple" chart:class="chart:line" chart:style-name="ch1">
        <chart:title svg:x="6.575cm" svg:y="0.316cm" chart:style-name="ch2">
          <text:p>Strong Scaling</text:p>
        </chart:title>
        <chart:legend chart:legend-position="end" svg:x="11.919cm" svg:y="3.954cm" style:legend-expansion="high" chart:style-name="ch3"/>
        <chart:plot-area chart:style-name="ch4" table:cell-range-address="Sheet2.I18:Sheet2.I21 Sheet2.O17:Sheet2.O18 Sheet2.M18:Sheet2.N21" chart:data-source-has-labels="both" svg:x="1.339cm" svg:y="1.275cm" svg:width="10.252cm" svg:height="6.569cm">
          <chart:coordinate-region svg:x="2.066cm" svg:y="1.475cm" svg:width="9.338cm" svg:height="5.722cm"/>
          <chart:axis chart:dimension="x" chart:name="primary-x" chart:style-name="ch5" chartooo:axis-type="auto">
            <chartooo:date-scale/>
            <chart:title svg:x="4.992cm" svg:y="8.024cm" chart:style-name="ch6">
              <text:p>Number of threads</text:p>
            </chart:title>
            <chart:categories table:cell-range-address="Sheet2.I18:Sheet2.I21"/>
          </chart:axis>
          <chart:axis chart:dimension="y" chart:name="primary-y" chart:style-name="ch5">
            <chart:title svg:x="0.451cm" svg:y="5.688cm" chart:style-name="ch7">
              <text:p>Time taken (s)</text:p>
            </chart:title>
            <chart:grid chart:style-name="ch8" chart:class="major"/>
          </chart:axis>
          <chart:series chart:style-name="ch9" chart:values-cell-range-address="Sheet2.M18:Sheet2.M21" chart:label-cell-address="Sheet2.O17:Sheet2.O17" chart:class="chart:line">
            <chart:data-point chart:repeated="4"/>
          </chart:series>
          <chart:series chart:style-name="ch10" chart:values-cell-range-address="Sheet2.N18:Sheet2.N21" chart:label-cell-address="Sheet2.O18:Sheet2.O1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slots_1m_1level</text:p>
                <draw:g>
                  <svg:desc>Sheet2.O17:Sheet2.O17</svg:desc>
                </draw:g>
              </table:table-cell>
              <table:table-cell office:value-type="string">
                <text:p>256slots_1m_2level</text:p>
                <draw:g>
                  <svg:desc>Sheet2.O18:Sheet2.O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I18:Sheet2.I21</svg:desc>
                </draw:g>
              </table:table-cell>
              <table:table-cell office:value-type="float" office:value="3.22595">
                <text:p>3.22595</text:p>
                <draw:g>
                  <svg:desc>Sheet2.M18:Sheet2.M21</svg:desc>
                </draw:g>
              </table:table-cell>
              <table:table-cell office:value-type="float" office:value="0.608348">
                <text:p>0.608348</text:p>
                <draw:g>
                  <svg:desc>Sheet2.N18:Sheet2.N2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2188">
                <text:p>0.972188</text:p>
              </table:table-cell>
              <table:table-cell office:value-type="float" office:value="0.425483">
                <text:p>0.4254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87531">
                <text:p>0.687531</text:p>
              </table:table-cell>
              <table:table-cell office:value-type="float" office:value="0.423166">
                <text:p>0.4231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18198">
                <text:p>0.518198</text:p>
              </table:table-cell>
              <table:table-cell office:value-type="float" office:value="0.430202">
                <text:p>0.4302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